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P8" style:parent-style-name="Normal" style:family="paragraph">
      <style:text-properties fo:font-weight="bold" style:font-weight-asian="bold" style:font-weight-complex="bold"/>
    </style:style>
    <style:style style:name="P9" style:parent-style-name="Normal" style:family="paragraph">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P11" style:parent-style-name="Normal" style:family="paragraph">
      <style:text-properties fo:font-weight="bold" style:font-weight-asian="bold" style:font-weight-complex="bold"/>
    </style:style>
    <style:style style:name="P12" style:parent-style-name="Normal" style:family="paragraph">
      <style:text-properties fo:font-weight="bold" style:font-weight-asian="bold" style:font-weight-complex="bold"/>
    </style:style>
    <style:style style:name="P13" style:parent-style-name="Normal" style:family="paragraph">
      <style:text-properties fo:font-weight="bold" style:font-weight-asian="bold" style:font-weight-complex="bold"/>
    </style:style>
    <style:style style:name="P14" style:parent-style-name="Normal" style:family="paragraph">
      <style:text-properties fo:font-weight="bold" style:font-weight-asian="bold" style:font-weight-complex="bold"/>
    </style:style>
    <style:style style:name="P15" style:parent-style-name="Normal" style:family="paragraph">
      <style:text-properties fo:font-weight="bold" style:font-weight-asian="bold" style:font-weight-complex="bold"/>
    </style:style>
    <style:style style:name="P16" style:parent-style-name="Normal" style:family="paragraph">
      <style:text-properties fo:font-weight="bold" style:font-weight-asian="bold" style:font-weight-complex="bold"/>
    </style:style>
    <style:style style:name="P17" style:parent-style-name="Normal" style:family="paragraph">
      <style:text-properties fo:font-weight="bold" style:font-weight-asian="bold" style:font-weight-complex="bold"/>
    </style:style>
    <style:style style:name="P18" style:parent-style-name="Normal" style:family="paragraph">
      <style:text-properties fo:font-weight="bold" style:font-weight-asian="bold" style:font-weight-complex="bold"/>
    </style:style>
    <style:style style:name="P19" style:parent-style-name="Normal" style:family="paragraph">
      <style:text-properties fo:font-weight="bold" style:font-weight-asian="bold" style:font-weight-complex="bold"/>
    </style:style>
    <style:style style:name="P20" style:parent-style-name="Normal" style:family="paragraph">
      <style:text-properties fo:font-weight="bold" style:font-weight-asian="bold" style:font-weight-complex="bold"/>
    </style:style>
    <style:style style:name="P21" style:parent-style-name="Normal" style:family="paragraph">
      <style:text-properties fo:font-weight="bold" style:font-weight-asian="bold" style:font-weight-complex="bold"/>
    </style:style>
    <style:style style:name="P22" style:parent-style-name="Normal" style:family="paragraph">
      <style:text-properties fo:font-weight="bold" style:font-weight-asian="bold" style:font-weight-complex="bold"/>
    </style:style>
    <style:style style:name="P23" style:parent-style-name="Normal" style:family="paragraph">
      <style:text-properties fo:font-weight="bold" style:font-weight-asian="bold" style:font-weight-complex="bold"/>
    </style:style>
    <style:style style:name="P24" style:parent-style-name="Normal" style:family="paragraph">
      <style:text-properties fo:font-weight="bold" style:font-weight-asian="bold" style:font-weight-complex="bold"/>
    </style:style>
    <style:style style:name="P25" style:parent-style-name="Normal" style:family="paragraph">
      <style:text-properties fo:font-weight="bold" style:font-weight-asian="bold" style:font-weight-complex="bold"/>
    </style:style>
    <style:style style:name="P26" style:parent-style-name="Normal" style:family="paragraph">
      <style:text-properties fo:font-weight="bold" style:font-weight-asian="bold" style:font-weight-complex="bold"/>
    </style:style>
    <style:style style:name="P27" style:parent-style-name="Normal" style:family="paragraph">
      <style:text-properties fo:font-weight="bold" style:font-weight-asian="bold" style:font-weight-complex="bold"/>
    </style:style>
    <style:style style:name="P28" style:parent-style-name="Normal" style:family="paragraph">
      <style:text-properties fo:font-weight="bold" style:font-weight-asian="bold" style:font-weight-complex="bold"/>
    </style:style>
    <style:style style:name="P29" style:parent-style-name="Normal" style:family="paragraph">
      <style:text-properties fo:font-weight="bold" style:font-weight-asian="bold" style:font-weight-complex="bold"/>
    </style:style>
    <style:style style:name="P30" style:parent-style-name="Normal" style:family="paragraph">
      <style:text-properties fo:font-weight="bold" style:font-weight-asian="bold" style:font-weight-complex="bold"/>
    </style:style>
    <style:style style:name="P31" style:parent-style-name="Normal" style:family="paragraph">
      <style:text-properties fo:font-weight="bold" style:font-weight-asian="bold" style:font-weight-complex="bold"/>
    </style:style>
    <style:style style:name="P32" style:parent-style-name="Normal" style:family="paragraph">
      <style:text-properties fo:font-weight="bold" style:font-weight-asian="bold" style:font-weight-complex="bold"/>
    </style:style>
    <style:style style:name="P33" style:parent-style-name="Normal" style:family="paragraph">
      <style:text-properties fo:font-weight="bold" style:font-weight-asian="bold" style:font-weight-complex="bold"/>
    </style:style>
    <style:style style:name="P34" style:parent-style-name="Normal" style:family="paragraph">
      <style:text-properties fo:font-weight="bold" style:font-weight-asian="bold" style:font-weight-complex="bold"/>
    </style:style>
    <style:style style:name="P35" style:parent-style-name="Normal" style:family="paragraph">
      <style:text-properties fo:font-weight="bold" style:font-weight-asian="bold" style:font-weight-complex="bold"/>
    </style:style>
    <style:style style:name="P36" style:parent-style-name="Normal" style:family="paragraph">
      <style:text-properties fo:font-weight="bold" style:font-weight-asian="bold" style:font-weight-complex="bold"/>
    </style:style>
    <style:style style:name="P37" style:parent-style-name="Normal" style:family="paragraph">
      <style:text-properties fo:font-weight="bold" style:font-weight-asian="bold" style:font-weight-complex="bold"/>
    </style:style>
    <style:style style:name="P38" style:parent-style-name="Normal" style:family="paragraph">
      <style:text-properties fo:font-weight="bold" style:font-weight-asian="bold" style:font-weight-complex="bold"/>
    </style:style>
    <style:style style:name="P39" style:parent-style-name="Normal" style:family="paragraph">
      <style:text-properties fo:font-weight="bold" style:font-weight-asian="bold" style:font-weight-complex="bold"/>
    </style:style>
    <style:style style:name="P40" style:parent-style-name="Normal" style:family="paragraph">
      <style:text-properties fo:font-weight="bold" style:font-weight-asian="bold" style:font-weight-complex="bold"/>
    </style:style>
    <style:style style:name="P41" style:parent-style-name="Normal" style:family="paragraph">
      <style:text-properties fo:font-weight="bold" style:font-weight-asian="bold" style:font-weight-complex="bold"/>
    </style:style>
    <style:style style:name="P42" style:parent-style-name="Normal" style:family="paragraph">
      <style:text-properties fo:font-weight="bold" style:font-weight-asian="bold" style:font-weight-complex="bold"/>
    </style:style>
    <style:style style:name="P43" style:parent-style-name="Normal" style:family="paragraph">
      <style:text-properties fo:font-weight="bold" style:font-weight-asian="bold" style:font-weight-complex="bold"/>
    </style:style>
    <style:style style:name="P44" style:parent-style-name="Normal" style:family="paragraph">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P46" style:parent-style-name="Normal" style:family="paragraph">
      <style:text-properties fo:font-weight="bold" style:font-weight-asian="bold" style:font-weight-complex="bold"/>
    </style:style>
    <style:style style:name="P47" style:parent-style-name="Normal" style:family="paragraph">
      <style:text-properties fo:font-weight="bold" style:font-weight-asian="bold" style:font-weight-complex="bold"/>
    </style:style>
    <style:style style:name="P48" style:parent-style-name="Normal" style:list-style-name="LFO1" style:family="paragraph"/>
    <style:style style:name="P49" style:parent-style-name="Normal" style:list-style-name="LFO1" style:family="paragraph"/>
    <style:style style:name="P50" style:parent-style-name="Normal" style:list-style-name="LFO1" style:family="paragraph"/>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P55" style:parent-style-name="Normal" style:family="paragraph">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P57" style:parent-style-name="Normal" style:list-style-name="LFO2" style:family="paragraph"/>
    <style:style style:name="P58" style:parent-style-name="Normal" style:list-style-name="LFO2" style:family="paragraph"/>
    <style:style style:name="P59" style:parent-style-name="Normal" style:list-style-name="LFO2" style:family="paragraph"/>
    <style:style style:name="P60" style:parent-style-name="Normal" style:family="paragraph">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P63" style:parent-style-name="Normal" style:family="paragraph">
      <style:text-properties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P66" style:parent-style-name="Normal" style:family="paragraph">
      <style:text-properties fo:font-weight="bold" style:font-weight-asian="bold" style:font-weight-complex="bold"/>
    </style:style>
    <style:style style:name="T67" style:parent-style-name="DefaultParagraphFont" style:family="text">
      <style:text-properties fo:font-weight="bold" style:font-weight-asian="bold" style:font-weight-complex="bold"/>
    </style:style>
    <style:style style:name="T68" style:parent-style-name="DefaultParagraphFont" style:family="text">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style>
    <style:style style:name="P71" style:parent-style-name="Normal" style:family="paragraph">
      <style:text-properties fo:font-weight="bold" style:font-weight-asian="bold" style:font-weight-complex="bold"/>
    </style:style>
    <style:style style:name="T72" style:parent-style-name="DefaultParagraphFont" style:family="text">
      <style:text-properties fo:font-weight="bold" style:font-weight-asian="bold" style:font-weight-complex="bold"/>
    </style:style>
    <style:style style:name="T73" style:parent-style-name="DefaultParagraphFont" style:family="text">
      <style:text-properties fo:font-weight="bold" style:font-weight-asian="bold" style:font-weight-complex="bold"/>
    </style:style>
    <style:style style:name="P74" style:parent-style-name="Normal" style:family="paragraph">
      <style:text-properties fo:font-weight="bold" style:font-weight-asian="bold" style:font-weight-complex="bold"/>
    </style:style>
    <style:style style:name="T75" style:parent-style-name="DefaultParagraphFont" style:family="text">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style:style>
    <style:style style:name="P78" style:parent-style-name="Normal" style:family="paragraph">
      <style:text-properties fo:font-weight="bold" style:font-weight-asian="bold" style:font-weight-complex="bold"/>
    </style:style>
    <style:style style:name="T79" style:parent-style-name="DefaultParagraphFont" style:family="text">
      <style:text-properties fo:font-weight="bold" style:font-weight-asian="bold" style:font-weight-complex="bold"/>
    </style:style>
    <style:style style:name="T80" style:parent-style-name="DefaultParagraphFont" style:family="text">
      <style:text-properties fo:font-weight="bold" style:font-weight-asian="bold" style:font-weight-complex="bold"/>
    </style:style>
    <style:style style:name="T81" style:parent-style-name="DefaultParagraphFont" style:family="text">
      <style:text-properties fo:font-weight="bold" style:font-weight-asian="bold" style:font-weight-complex="bold"/>
    </style:style>
    <style:style style:name="P82" style:parent-style-name="Normal" style:family="paragraph">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style>
    <style:style style:name="T85" style:parent-style-name="DefaultParagraphFont" style:family="text">
      <style:text-properties fo:font-weight="bold" style:font-weight-asian="bold" style:font-weight-complex="bold"/>
    </style:style>
    <style:style style:name="P86" style:parent-style-name="Normal" style:family="paragraph">
      <style:text-properties fo:font-weight="bold" style:font-weight-asian="bold" style:font-weight-complex="bold"/>
    </style:style>
    <style:style style:name="T87" style:parent-style-name="DefaultParagraphFont" style:family="text">
      <style:text-properties fo:font-weight="bold" style:font-weight-asian="bold" style:font-weight-complex="bold"/>
    </style:style>
    <style:style style:name="T88" style:parent-style-name="DefaultParagraphFont" style:family="text">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P90" style:parent-style-name="Normal" style:family="paragraph">
      <style:text-properties fo:font-weight="bold" style:font-weight-asian="bold" style:font-weight-complex="bold"/>
    </style:style>
    <style:style style:name="P91" style:parent-style-name="Normal" style:list-style-name="LFO3" style:family="paragraph"/>
    <style:style style:name="P92" style:parent-style-name="Normal" style:list-style-name="LFO3" style:family="paragraph"/>
    <style:style style:name="P93" style:parent-style-name="Normal" style:list-style-name="LFO3" style:family="paragraph"/>
    <style:style style:name="P94" style:parent-style-name="Normal" style:list-style-name="LFO3" style:family="paragraph"/>
    <style:style style:name="P95" style:parent-style-name="Normal" style:list-style-name="LFO3" style:family="paragraph"/>
    <style:style style:name="P96" style:parent-style-name="Normal" style:list-style-name="LFO3" style:family="paragraph"/>
    <style:style style:name="P97" style:parent-style-name="Normal" style:list-style-name="LFO3" style:family="paragraph"/>
    <style:style style:name="P98" style:parent-style-name="Normal" style:family="paragraph">
      <style:text-properties fo:font-weight="bold" style:font-weight-asian="bold" style:font-weight-complex="bold"/>
    </style:style>
    <style:style style:name="T99" style:parent-style-name="DefaultParagraphFont" style:family="text">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P101" style:parent-style-name="Normal" style:family="paragraph">
      <style:text-properties fo:font-weight="bold" style:font-weight-asian="bold" style:font-weight-complex="bold"/>
    </style:style>
    <style:style style:name="P102" style:parent-style-name="Normal" style:list-style-name="LFO4" style:family="paragraph"/>
    <style:style style:name="P103" style:parent-style-name="Normal" style:list-style-name="LFO4" style:family="paragraph"/>
    <style:style style:name="P104" style:parent-style-name="Normal" style:list-style-name="LFO4" style:family="paragraph"/>
    <style:style style:name="P105" style:parent-style-name="Normal" style:list-style-name="LFO4" style:family="paragraph"/>
    <style:style style:name="P106" style:parent-style-name="Normal" style:list-style-name="LFO4" style:family="paragraph"/>
    <style:style style:name="P107" style:parent-style-name="Normal" style:list-style-name="LFO4" style:family="paragraph"/>
    <style:style style:name="P108" style:parent-style-name="Normal" style:list-style-name="LFO4" style:family="paragraph"/>
    <style:style style:name="P109" style:parent-style-name="Normal" style:list-style-name="LFO4" style:family="paragraph"/>
    <style:style style:name="T110" style:parent-style-name="DefaultParagraphFont" style:family="text">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fo:font-weight="bold" style:font-weight-asian="bold" style:font-weight-complex="bold"/>
    </style:style>
    <style:style style:name="T114" style:parent-style-name="DefaultParagraphFont" style:family="text">
      <style:text-properties fo:font-weight="bold" style:font-weight-asian="bold" style:font-weight-complex="bold"/>
    </style:style>
    <style:style style:name="T115" style:parent-style-name="DefaultParagraphFont" style:family="text">
      <style:text-properties fo:font-weight="bold" style:font-weight-asian="bold" style:font-weight-complex="bold"/>
    </style:style>
    <style:style style:name="T116" style:parent-style-name="DefaultParagraphFont" style:family="text">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font-weight="bold" style:font-weight-asian="bold" style:font-weight-complex="bold"/>
    </style:style>
    <style:style style:name="T119" style:parent-style-name="DefaultParagraphFont" style:family="text">
      <style:text-properties fo:font-weight="bold" style:font-weight-asian="bold" style:font-weight-complex="bold"/>
    </style:style>
    <style:style style:name="T120" style:parent-style-name="DefaultParagraphFont" style:family="text">
      <style:text-properties fo:font-weight="bold" style:font-weight-asian="bold" style:font-weight-complex="bold"/>
    </style:style>
    <style:style style:name="T121" style:parent-style-name="DefaultParagraphFont" style:family="text">
      <style:text-properties fo:font-weight="bold" style:font-weight-asian="bold" style:font-weight-complex="bold"/>
    </style:style>
    <style:style style:name="T122" style:parent-style-name="DefaultParagraphFont" style:family="text">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fo:font-weight="bold" style:font-weight-asian="bold" style:font-weight-complex="bold"/>
    </style:style>
    <style:style style:name="T125" style:parent-style-name="DefaultParagraphFont" style:family="text">
      <style:text-properties fo:font-weight="bold" style:font-weight-asian="bold" style:font-weight-complex="bold"/>
    </style:style>
    <style:style style:name="T126" style:parent-style-name="DefaultParagraphFont" style:family="text">
      <style:text-properties fo:font-weight="bold" style:font-weight-asian="bold" style:font-weight-complex="bold"/>
    </style:style>
    <style:style style:name="T127" style:parent-style-name="DefaultParagraphFont" style:family="text">
      <style:text-properties fo:font-weight="bold" style:font-weight-asian="bold" style:font-weight-complex="bold"/>
    </style:style>
    <style:style style:name="P128" style:parent-style-name="Normal" style:family="paragraph">
      <style:text-properties fo:font-weight="bold" style:font-weight-asian="bold" style:font-weight-complex="bold"/>
    </style:style>
    <style:style style:name="T129" style:parent-style-name="DefaultParagraphFont" style:family="text">
      <style:text-properties fo:font-weight="bold" style:font-weight-asian="bold" style:font-weight-complex="bold"/>
    </style:style>
    <style:style style:name="P130" style:parent-style-name="Normal" style:list-style-name="LFO5" style:family="paragraph"/>
    <style:style style:name="P131" style:parent-style-name="Normal" style:list-style-name="LFO5" style:family="paragraph"/>
    <style:style style:name="P132" style:parent-style-name="Normal" style:list-style-name="LFO5" style:family="paragraph"/>
    <style:style style:name="T133" style:parent-style-name="DefaultParagraphFont" style:family="text">
      <style:text-properties fo:font-weight="bold" style:font-weight-asian="bold" style:font-weight-complex="bold"/>
    </style:style>
    <style:style style:name="P134" style:parent-style-name="Normal" style:list-style-name="LFO6" style:family="paragraph"/>
    <style:style style:name="P135" style:parent-style-name="Normal" style:list-style-name="LFO6" style:family="paragraph"/>
    <style:style style:name="P136" style:parent-style-name="Normal" style:list-style-name="LFO6" style:family="paragraph"/>
    <style:style style:name="P137" style:parent-style-name="Normal" style:list-style-name="LFO6" style:family="paragraph"/>
    <style:style style:name="T138" style:parent-style-name="DefaultParagraphFont" style:family="text">
      <style:text-properties fo:font-weight="bold" style:font-weight-asian="bold" style:font-weight-complex="bold"/>
    </style:style>
    <style:style style:name="P139" style:parent-style-name="Normal" style:list-style-name="LFO7" style:family="paragraph"/>
    <style:style style:name="P140" style:parent-style-name="Normal" style:list-style-name="LFO7" style:family="paragraph"/>
    <style:style style:name="P141" style:parent-style-name="Normal" style:list-style-name="LFO7" style:family="paragraph"/>
    <style:style style:name="P142" style:parent-style-name="Normal" style:list-style-name="LFO7" style:family="paragraph"/>
    <style:style style:name="T143" style:parent-style-name="DefaultParagraphFont" style:family="text">
      <style:text-properties fo:font-weight="bold" style:font-weight-asian="bold" style:font-weight-complex="bold"/>
    </style:style>
    <style:style style:name="P144" style:parent-style-name="Normal" style:list-style-name="LFO8" style:family="paragraph"/>
    <style:style style:name="P145" style:parent-style-name="Normal" style:list-style-name="LFO8" style:family="paragraph"/>
    <style:style style:name="P146" style:parent-style-name="Normal" style:list-style-name="LFO8" style:family="paragraph"/>
    <style:style style:name="P147" style:parent-style-name="Normal" style:list-style-name="LFO8" style:family="paragraph"/>
    <style:style style:name="T148" style:parent-style-name="DefaultParagraphFont" style:family="text">
      <style:text-properties fo:font-weight="bold" style:font-weight-asian="bold" style:font-weight-complex="bold"/>
    </style:style>
    <style:style style:name="P149" style:parent-style-name="Normal" style:list-style-name="LFO9" style:family="paragraph"/>
    <style:style style:name="P150" style:parent-style-name="Normal" style:list-style-name="LFO9" style:family="paragraph"/>
    <style:style style:name="P151" style:parent-style-name="Normal" style:list-style-name="LFO9" style:family="paragraph"/>
    <style:style style:name="P152" style:parent-style-name="Normal" style:list-style-name="LFO9" style:family="paragraph"/>
    <style:style style:name="P153" style:parent-style-name="Normal" style:list-style-name="LFO9" style:family="paragraph"/>
    <style:style style:name="T154" style:parent-style-name="DefaultParagraphFont" style:family="text">
      <style:text-properties fo:font-weight="bold" style:font-weight-asian="bold" style:font-weight-complex="bold"/>
    </style:style>
    <style:style style:name="P155" style:parent-style-name="Normal" style:list-style-name="LFO10" style:family="paragraph"/>
    <style:style style:name="P156" style:parent-style-name="Normal" style:list-style-name="LFO10" style:family="paragraph"/>
    <style:style style:name="P157" style:parent-style-name="Normal" style:list-style-name="LFO10" style:family="paragraph"/>
    <style:style style:name="T158" style:parent-style-name="DefaultParagraphFont" style:family="text">
      <style:text-properties fo:font-weight="bold" style:font-weight-asian="bold" style:font-weight-complex="bold"/>
    </style:style>
    <style:style style:name="P159" style:parent-style-name="Normal" style:list-style-name="LFO11" style:family="paragraph"/>
    <style:style style:name="P160" style:parent-style-name="Normal" style:list-style-name="LFO11" style:family="paragraph"/>
    <style:style style:name="P161" style:parent-style-name="Normal" style:list-style-name="LFO11" style:family="paragraph"/>
    <style:style style:name="P162" style:parent-style-name="Normal" style:list-style-name="LFO11" style:family="paragraph"/>
    <style:style style:name="T163" style:parent-style-name="DefaultParagraphFont" style:family="text">
      <style:text-properties fo:font-weight="bold" style:font-weight-asian="bold" style:font-weight-complex="bold"/>
    </style:style>
    <style:style style:name="P164" style:parent-style-name="Normal" style:list-style-name="LFO12" style:family="paragraph"/>
    <style:style style:name="P165" style:parent-style-name="Normal" style:list-style-name="LFO12" style:family="paragraph"/>
    <style:style style:name="P166" style:parent-style-name="Normal" style:list-style-name="LFO12" style:family="paragraph"/>
    <style:style style:name="T167" style:parent-style-name="DefaultParagraphFont" style:family="text">
      <style:text-properties style:font-name="Segoe UI Emoji" style:font-name-complex="Segoe UI Emoji"/>
    </style:style>
    <style:style style:name="T168" style:parent-style-name="DefaultParagraphFont" style:family="text">
      <style:text-properties fo:font-weight="bold" style:font-weight-asian="bold" style:font-weight-complex="bold"/>
    </style:style>
    <style:style style:name="T169" style:parent-style-name="DefaultParagraphFont" style:family="text">
      <style:text-properties fo:font-weight="bold" style:font-weight-asian="bold" style:font-weight-complex="bold"/>
    </style:style>
    <style:style style:name="T170" style:parent-style-name="DefaultParagraphFont" style:family="text">
      <style:text-properties fo:font-weight="bold" style:font-weight-asian="bold" style:font-weight-complex="bold"/>
    </style:style>
    <style:style style:name="P171" style:parent-style-name="Normal" style:list-style-name="LFO13" style:family="paragraph"/>
    <style:style style:name="P172" style:parent-style-name="Normal" style:list-style-name="LFO13" style:family="paragraph"/>
    <style:style style:name="P173" style:parent-style-name="Normal" style:list-style-name="LFO13" style:family="paragraph"/>
    <style:style style:name="T174" style:parent-style-name="DefaultParagraphFont" style:family="text">
      <style:text-properties fo:font-weight="bold" style:font-weight-asian="bold" style:font-weight-complex="bold"/>
    </style:style>
    <style:style style:family="graphic" style:name="a5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Top, Olivier! We gaan het nu<text:s/><text:span text:style-name="T2">compleet en doorlopend</text:span><text:s/>doen, zodat jij op<text:s/><text:span text:style-name="T3">elke vraag voorbereid bent</text:span>. Ik maak een volledig script in<text:s/><text:span text:style-name="T4">vloeiend, eenvoudig Nederlands</text:span>, gebaseerd op jouw cv, de vacature, en de theorie die je me gaf. Geen opsommingen, het is een natuurlijk verhaal dat jij zo kan vertellen.</text:p>
      <text:p text:style-name="Normal"><draw:custom-shape svg:x="0in" svg:y="0in" svg:width="45.51042in" svg:height="0.00139in" draw:z-index="0" draw:id="id0" draw:style-name="a0" draw:name="Horizontal Line 271" text:anchor-type="as-char"><svg:title/><svg:desc/><draw:enhanced-geometry draw:type="non-primitive" svg:viewBox="0 0 21600 21600" draw:enhanced-path="M 0 0 L 21600 0 21600 21600 0 21600 Z N"/></draw:custom-shape></text:p>
      <text:p text:style-name="P5">Volledig Sollicitatiescript – Olivier Vleeschouwers, System Engineer bij RAJAPACK</text:p>
      <text:p text:style-name="Normal"><draw:custom-shape svg:x="0in" svg:y="0in" svg:width="45.51042in" svg:height="0.00139in" draw:z-index="0" draw:id="id1" draw:style-name="a1" draw:name="Horizontal Line 272" text:anchor-type="as-char"><svg:title/><svg:desc/><draw:enhanced-geometry draw:type="non-primitive" svg:viewBox="0 0 21600 21600" draw:enhanced-path="M 0 0 L 21600 0 21600 21600 0 21600 Z N"/></draw:custom-shape></text:p>
      <text:p text:style-name="P6">1. Kunt u zichzelf kort even voorstellen?</text:p>
      <text:p text:style-name="Normal">"Mijn naam is Olivier Vleeschouwers, ik ben 23 jaar en ik woon in Bree. Ik heb een graduaat in Systeem- en Netwerkbeheer en daarna een bachelor Toegepaste Informatica met specialisatie in systeem- en netwerkbeheer afgerond. IT is echt mijn passie, vooral het opzetten, onderhouden en troubleshooten van netwerken en systemen, inclusief cloudoplossingen. Tijdens mijn stage bij The Safe Group heb ik praktische ervaring opgedaan in het beheren van servers, netwerkapparatuur en virtualisatie, waardoor ik hands-on kennis heb. Ik ben ambitieus, leergierig en altijd bereid om nieuwe technologieën snel te leren. Bovendien ben ik communicatief sterk, resultaatgericht en werk ik graag zowel zelfstandig als in teamverband."</text:p>
      <text:p text:style-name="Normal"><draw:custom-shape svg:x="0in" svg:y="0in" svg:width="45.51042in" svg:height="0.00139in" draw:z-index="0" draw:id="id2" draw:style-name="a2" draw:name="Horizontal Line 273" text:anchor-type="as-char"><svg:title/><svg:desc/><draw:enhanced-geometry draw:type="non-primitive" svg:viewBox="0 0 21600 21600" draw:enhanced-path="M 0 0 L 21600 0 21600 21600 0 21600 Z N"/></draw:custom-shape></text:p>
      <text:p text:style-name="P7">2. Wanneer heeft u beslist dat u een IT-specialist wilde worden? Was dit uw eerste keuze?</text:p>
      <text:p text:style-name="Normal">"Mijn interesse in IT begon eigenlijk na het middelbaar. In het middelbaar volgde ik boekhouden en later sociale en technische wetenschappen. Daarna heb ik kort orthopedagogie gestudeerd, maar dat bleek niet bij mij te passen. Toen ben ik gestart met het graduaat Systeem- en Netwerkbeheer en merkte ik dat ik hier echt energie uit haalde. Tijdens mijn stage werd voor mij duidelijk dat dit de juiste sector is. Door mijn interesse heb ik daarna ook de Schakelopleiding gevolgd naar de bachelor Toegepaste Informatica om mijn kennis te verdiepen."</text:p>
      <text:p text:style-name="Normal"><draw:custom-shape svg:x="0in" svg:y="0in" svg:width="45.51042in" svg:height="0.00139in" draw:z-index="0" draw:id="id3" draw:style-name="a3" draw:name="Horizontal Line 274" text:anchor-type="as-char"><svg:title/><svg:desc/><draw:enhanced-geometry draw:type="non-primitive" svg:viewBox="0 0 21600 21600" draw:enhanced-path="M 0 0 L 21600 0 21600 21600 0 21600 Z N"/></draw:custom-shape></text:p>
      <text:p text:style-name="P8">3. Wat is een IT-specialist voor u? / Beschrijf de ideale IT-specialist.</text:p>
      <text:p text:style-name="Normal">"Voor mij is een ideale System Engineer iemand die volledig inzicht heeft in systemen, servers en netwerken, en ervoor zorgt dat de IT-omgeving stabiel en veilig blijft draaien. Inzicht is cruciaal, want alleen zo kan je problemen snel oplossen, storingen voorkomen en verbeteringen doorvoeren. Daarnaast is het belangrijk dat een IT-specialist communicatief is, kan samenwerken in een team en proactief problemen aanpakt."</text:p>
      <text:p text:style-name="Normal"><draw:custom-shape svg:x="0in" svg:y="0in" svg:width="45.51042in" svg:height="0.00139in" draw:z-index="0" draw:id="id4" draw:style-name="a4" draw:name="Horizontal Line 275" text:anchor-type="as-char"><svg:title/><svg:desc/><draw:enhanced-geometry draw:type="non-primitive" svg:viewBox="0 0 21600 21600" draw:enhanced-path="M 0 0 L 21600 0 21600 21600 0 21600 Z N"/></draw:custom-shape></text:p>
      <text:soft-page-break/>
      <text:p text:style-name="P9">4. Wat zijn uw sterke punten?</text:p>
      <text:p text:style-name="Normal">"Mijn sterke punten zijn dat ik proactief ben en resultaatgericht werk. Ik streef er altijd naar dat systemen en netwerken optimaal draaien en dat problemen snel worden opgelost. Daarnaast ben ik flexibel, waardoor ik me snel kan aanpassen aan nieuwe technologieën en platformen. Tot slot ben ik communicatief sterk; ik kan duidelijk communiceren met zowel collega’s als eindgebruikers, zodat we samen tot oplossingen komen."</text:p>
      <text:p text:style-name="Normal"><draw:custom-shape svg:x="0in" svg:y="0in" svg:width="45.51042in" svg:height="0.00139in" draw:z-index="0" draw:id="id5" draw:style-name="a5" draw:name="Horizontal Line 276" text:anchor-type="as-char"><svg:title/><svg:desc/><draw:enhanced-geometry draw:type="non-primitive" svg:viewBox="0 0 21600 21600" draw:enhanced-path="M 0 0 L 21600 0 21600 21600 0 21600 Z N"/></draw:custom-shape></text:p>
      <text:p text:style-name="P10">5. Wat zijn uw zwakke punten?</text:p>
      <text:p text:style-name="Normal">"Als er te veel druk ligt, kan ik soms moeilijk omgaan met stress, maar ik werk eraan om hier beter mee om te gaan. Daarnaast heb ik soms moeite om nee te zeggen, waardoor ik teveel op mijn bord kan nemen. Ik leer echter prioriteiten te stellen en taken beter te verdelen."</text:p>
      <text:p text:style-name="Normal"><draw:custom-shape svg:x="0in" svg:y="0in" svg:width="45.51042in" svg:height="0.00139in" draw:z-index="0" draw:id="id6" draw:style-name="a6" draw:name="Horizontal Line 277" text:anchor-type="as-char"><svg:title/><svg:desc/><draw:enhanced-geometry draw:type="non-primitive" svg:viewBox="0 0 21600 21600" draw:enhanced-path="M 0 0 L 21600 0 21600 21600 0 21600 Z N"/></draw:custom-shape></text:p>
      <text:p text:style-name="P11">6. Heeft u de juiste persoonlijkheid voor dit soort job?</text:p>
      <text:p text:style-name="Normal">"Ja, ik denk dat ik goed bij deze job pas. Ik ben resultaatgericht, proactief en leer graag bij. Dat helpt om systemen en netwerken efficiënt te beheren en problemen snel op te lossen. Daarnaast ben ik flexibel, creatief en kan ik verbeteringen voorstellen en implementeren in de IT-infrastructuur. Samenwerken met collega’s en communiceren met eindgebruikers gaat mij goed af, waardoor ik een betrouwbare teamspeler ben."</text:p>
      <text:p text:style-name="Normal"><draw:custom-shape svg:x="0in" svg:y="0in" svg:width="45.51042in" svg:height="0.00139in" draw:z-index="0" draw:id="id7" draw:style-name="a7" draw:name="Horizontal Line 278" text:anchor-type="as-char"><svg:title/><svg:desc/><draw:enhanced-geometry draw:type="non-primitive" svg:viewBox="0 0 21600 21600" draw:enhanced-path="M 0 0 L 21600 0 21600 21600 0 21600 Z N"/></draw:custom-shape></text:p>
      <text:p text:style-name="P12">7. Bent u een perfectionist? Is dat een voor- of nadeel?</text:p>
      <text:p text:style-name="Normal">"Ja, ik let graag op details en zorg dat alles correct werkt. Dat is meestal een voordeel, omdat het voorkomt dat er fouten in systemen of netwerken sluipen. Ik let er wel op dat het mijn snelheid of efficiëntie niet belemmert."</text:p>
      <text:p text:style-name="Normal"><draw:custom-shape svg:x="0in" svg:y="0in" svg:width="45.51042in" svg:height="0.00139in" draw:z-index="0" draw:id="id8" draw:style-name="a8" draw:name="Horizontal Line 279" text:anchor-type="as-char"><svg:title/><svg:desc/><draw:enhanced-geometry draw:type="non-primitive" svg:viewBox="0 0 21600 21600" draw:enhanced-path="M 0 0 L 21600 0 21600 21600 0 21600 Z N"/></draw:custom-shape></text:p>
      <text:p text:style-name="P13">8. Bent u flexibel?</text:p>
      <text:p text:style-name="Normal">"Ja, ik kan mij snel aanpassen aan nieuwe omgevingen, software en technologieën, en ik ben bereid om nieuwe tools en methoden te leren wanneer dat nodig is."</text:p>
      <text:p text:style-name="Normal"><draw:custom-shape svg:x="0in" svg:y="0in" svg:width="45.51042in" svg:height="0.00139in" draw:z-index="0" draw:id="id9" draw:style-name="a9" draw:name="Horizontal Line 280" text:anchor-type="as-char"><svg:title/><svg:desc/><draw:enhanced-geometry draw:type="non-primitive" svg:viewBox="0 0 21600 21600" draw:enhanced-path="M 0 0 L 21600 0 21600 21600 0 21600 Z N"/></draw:custom-shape></text:p>
      <text:p text:style-name="P14">9. Bent u ambitieus?</text:p>
      <text:soft-page-break/>
      <text:p text:style-name="Normal">"Ja, ik wil mezelf voortdurend ontwikkelen en bijdragen aan verbeteringen binnen het IT-team. Ik wil mijn expertise op elk vlak verbreden en zo de beste versie van mezelf worden als System Engineer."</text:p>
      <text:p text:style-name="Normal"><draw:custom-shape svg:x="0in" svg:y="0in" svg:width="45.51042in" svg:height="0.00139in" draw:z-index="0" draw:id="id10" draw:style-name="a10" draw:name="Horizontal Line 281" text:anchor-type="as-char"><svg:title/><svg:desc/><draw:enhanced-geometry draw:type="non-primitive" svg:viewBox="0 0 21600 21600" draw:enhanced-path="M 0 0 L 21600 0 21600 21600 0 21600 Z N"/></draw:custom-shape></text:p>
      <text:p text:style-name="P15">10. Is het voor u belangrijk om succesvol te zijn?</text:p>
      <text:p text:style-name="Normal">"Voor mij betekent succes vooral dat mijn werk goed gedaan wordt. Als systemen stabiel en efficiënt draaien en eindgebruikers geholpen worden, weet ik dat ik mijn werk succesvol heb uitgevoerd."</text:p>
      <text:p text:style-name="Normal"><draw:custom-shape svg:x="0in" svg:y="0in" svg:width="45.51042in" svg:height="0.00139in" draw:z-index="0" draw:id="id11" draw:style-name="a11" draw:name="Horizontal Line 282" text:anchor-type="as-char"><svg:title/><svg:desc/><draw:enhanced-geometry draw:type="non-primitive" svg:viewBox="0 0 21600 21600" draw:enhanced-path="M 0 0 L 21600 0 21600 21600 0 21600 Z N"/></draw:custom-shape></text:p>
      <text:p text:style-name="P16">11. Wat zoekt u in een job?</text:p>
      <text:p text:style-name="Normal">"Ik zoek een job met veel variatie. Als System Engineer werk je met servers, netwerken, cloudoplossingen en hardware, wat voor mij een perfecte mix is tussen kantoorwerk en praktisch werk. Tijdens mijn stage heb ik dit ook al ervaren en dat beviel mij heel goed."</text:p>
      <text:p text:style-name="Normal"><draw:custom-shape svg:x="0in" svg:y="0in" svg:width="45.51042in" svg:height="0.00139in" draw:z-index="0" draw:id="id12" draw:style-name="a12" draw:name="Horizontal Line 283" text:anchor-type="as-char"><svg:title/><svg:desc/><draw:enhanced-geometry draw:type="non-primitive" svg:viewBox="0 0 21600 21600" draw:enhanced-path="M 0 0 L 21600 0 21600 21600 0 21600 Z N"/></draw:custom-shape></text:p>
      <text:p text:style-name="P17">12. Kunt u omgaan met kritiek?</text:p>
      <text:p text:style-name="Normal">"Ja, ik zie kritiek als een kans om te leren en mezelf te verbeteren. Ik probeer altijd te begrijpen wat beter kan en pas dit vervolgens toe in mijn werk."</text:p>
      <text:p text:style-name="Normal"><draw:custom-shape svg:x="0in" svg:y="0in" svg:width="45.51042in" svg:height="0.00139in" draw:z-index="0" draw:id="id13" draw:style-name="a13" draw:name="Horizontal Line 284" text:anchor-type="as-char"><svg:title/><svg:desc/><draw:enhanced-geometry draw:type="non-primitive" svg:viewBox="0 0 21600 21600" draw:enhanced-path="M 0 0 L 21600 0 21600 21600 0 21600 Z N"/></draw:custom-shape></text:p>
      <text:p text:style-name="P18">13. Beschrijf uw werkstijl.</text:p>
      <text:p text:style-name="Normal">"Ik werk gestructureerd en resultaatgericht. Ik plan mijn taken, stel prioriteiten en probeer problemen eerst zelfstandig op te lossen. Tegelijkertijd communiceer ik goed met collega’s en eindgebruikers om samen tot de beste oplossing te komen."</text:p>
      <text:p text:style-name="Normal"><draw:custom-shape svg:x="0in" svg:y="0in" svg:width="45.51042in" svg:height="0.00139in" draw:z-index="0" draw:id="id14" draw:style-name="a14" draw:name="Horizontal Line 285" text:anchor-type="as-char"><svg:title/><svg:desc/><draw:enhanced-geometry draw:type="non-primitive" svg:viewBox="0 0 21600 21600" draw:enhanced-path="M 0 0 L 21600 0 21600 21600 0 21600 Z N"/></draw:custom-shape></text:p>
      <text:p text:style-name="P19">14. Wanneer heeft u voor het laatst gefaald?</text:p>
      <text:p text:style-name="Normal">"Tijdens mijn stage had ik in het begin moeite met bepaalde taken, zoals support en telefoneren met klanten. Dat was even wennen, maar ik heb er veel van geleerd en ben nu zelfverzekerder in mijn werk."</text:p>
      <text:p text:style-name="Normal"><draw:custom-shape svg:x="0in" svg:y="0in" svg:width="45.51042in" svg:height="0.00139in" draw:z-index="0" draw:id="id15" draw:style-name="a15" draw:name="Horizontal Line 286" text:anchor-type="as-char"><svg:title/><svg:desc/><draw:enhanced-geometry draw:type="non-primitive" svg:viewBox="0 0 21600 21600" draw:enhanced-path="M 0 0 L 21600 0 21600 21600 0 21600 Z N"/></draw:custom-shape></text:p>
      <text:p text:style-name="P20">15. Waarvoor komt u ’s morgens uit uw bed?</text:p>
      <text:p text:style-name="Normal">"Ik haal energie uit het verbeteren en bouwen van IT-infrastructuren. Het geeft me voldoening om te zien dat mijn werk zorgt voor stabiele en efficiënte systemen, en dat zowel collega’s als eindgebruikers geholpen worden."</text:p>
      <text:soft-page-break/>
      <text:p text:style-name="Normal"><draw:custom-shape svg:x="0in" svg:y="0in" svg:width="45.51042in" svg:height="0.00139in" draw:z-index="0" draw:id="id16" draw:style-name="a16" draw:name="Horizontal Line 287" text:anchor-type="as-char"><svg:title/><svg:desc/><draw:enhanced-geometry draw:type="non-primitive" svg:viewBox="0 0 21600 21600" draw:enhanced-path="M 0 0 L 21600 0 21600 21600 0 21600 Z N"/></draw:custom-shape></text:p>
      <text:p text:style-name="P21">16. Wat doet u in uw vrije tijd?</text:p>
      <text:p text:style-name="Normal">"In mijn vrije tijd blijf ik graag op de hoogte van nieuwe technologieën en verbeter ik mijn kennis. Daarnaast maak ik muziek in FL Studio en spreek ik graag af met vrienden, zodat ik een goede balans heb tussen werk en privé."</text:p>
      <text:p text:style-name="Normal"><draw:custom-shape svg:x="0in" svg:y="0in" svg:width="45.51042in" svg:height="0.00139in" draw:z-index="0" draw:id="id17" draw:style-name="a17" draw:name="Horizontal Line 288" text:anchor-type="as-char"><svg:title/><svg:desc/><draw:enhanced-geometry draw:type="non-primitive" svg:viewBox="0 0 21600 21600" draw:enhanced-path="M 0 0 L 21600 0 21600 21600 0 21600 Z N"/></draw:custom-shape></text:p>
      <text:p text:style-name="P22">17. Omschrijf uzelf als vriend.</text:p>
      <text:p text:style-name="Normal">"Ik ben behulpzaam en altijd bereid om mijn vrienden te ondersteunen wanneer dat nodig is. Ze kunnen op mij rekenen."</text:p>
      <text:p text:style-name="Normal"><draw:custom-shape svg:x="0in" svg:y="0in" svg:width="45.51042in" svg:height="0.00139in" draw:z-index="0" draw:id="id18" draw:style-name="a18" draw:name="Horizontal Line 289" text:anchor-type="as-char"><svg:title/><svg:desc/><draw:enhanced-geometry draw:type="non-primitive" svg:viewBox="0 0 21600 21600" draw:enhanced-path="M 0 0 L 21600 0 21600 21600 0 21600 Z N"/></draw:custom-shape></text:p>
      <text:p text:style-name="P23">18. Wie is uw held?</text:p>
      <text:p text:style-name="Normal">"Mijn held is iemand die zowel technisch onderlegd is als een positieve impact heeft op de mensen om zich heen. Iemand die inspireert door zijn kennis en samenwerking, net zoals ik zelf wil doen in mijn werk."</text:p>
      <text:p text:style-name="Normal"><draw:custom-shape svg:x="0in" svg:y="0in" svg:width="45.51042in" svg:height="0.00139in" draw:z-index="0" draw:id="id19" draw:style-name="a19" draw:name="Horizontal Line 290" text:anchor-type="as-char"><svg:title/><svg:desc/><draw:enhanced-geometry draw:type="non-primitive" svg:viewBox="0 0 21600 21600" draw:enhanced-path="M 0 0 L 21600 0 21600 21600 0 21600 Z N"/></draw:custom-shape></text:p>
      <text:p text:style-name="P24">19. Bent u een teamplayer? Welke rol neemt u op in een team?</text:p>
      <text:p text:style-name="Normal">"Ja, ik werk graag in teamverband. Ik kan zelfstandig werken, maar ook goed samenwerken aan projecten. Als ik een rol zou kiezen, zou ik mezelf zien als een zorgdrager, omdat ik aandacht heb voor details en ervoor zorg dat systemen stabiel en veilig blijven. Daarnaast kan ik ook een groepswerker zijn, omdat ik goed kan samenwerken en collega’s ondersteun."</text:p>
      <text:p text:style-name="Normal"><draw:custom-shape svg:x="0in" svg:y="0in" svg:width="45.51042in" svg:height="0.00139in" draw:z-index="0" draw:id="id20" draw:style-name="a20" draw:name="Horizontal Line 291" text:anchor-type="as-char"><svg:title/><svg:desc/><draw:enhanced-geometry draw:type="non-primitive" svg:viewBox="0 0 21600 21600" draw:enhanced-path="M 0 0 L 21600 0 21600 21600 0 21600 Z N"/></draw:custom-shape></text:p>
      <text:p text:style-name="P25">20. Kunt u overweg met teamleden die een andere werkstijl hanteren?</text:p>
      <text:p text:style-name="Normal">"Ja, ik heb tijdens mijn stage geen problemen gehad met collega’s die een andere werkstijl hebben. Voor mij is open communicatie belangrijk en het samen zoeken naar oplossingen."</text:p>
      <text:p text:style-name="Normal"><draw:custom-shape svg:x="0in" svg:y="0in" svg:width="45.51042in" svg:height="0.00139in" draw:z-index="0" draw:id="id21" draw:style-name="a21" draw:name="Horizontal Line 292" text:anchor-type="as-char"><svg:title/><svg:desc/><draw:enhanced-geometry draw:type="non-primitive" svg:viewBox="0 0 21600 21600" draw:enhanced-path="M 0 0 L 21600 0 21600 21600 0 21600 Z N"/></draw:custom-shape></text:p>
      <text:p text:style-name="P26">21. Omschrijf uzelf als collega.</text:p>
      <text:p text:style-name="Normal">"Ik ben behulpzaam, betrouwbaar en sta altijd klaar om collega’s te ondersteunen. Ik werk gestructureerd en zorg dat projecten op tijd en correct worden afgewerkt."</text:p>
      <text:p text:style-name="Normal"><draw:custom-shape svg:x="0in" svg:y="0in" svg:width="45.51042in" svg:height="0.00139in" draw:z-index="0" draw:id="id22" draw:style-name="a22" draw:name="Horizontal Line 293" text:anchor-type="as-char"><svg:title/><svg:desc/><draw:enhanced-geometry draw:type="non-primitive" svg:viewBox="0 0 21600 21600" draw:enhanced-path="M 0 0 L 21600 0 21600 21600 0 21600 Z N"/></draw:custom-shape></text:p>
      <text:p text:style-name="P27">22. Denkt u dat u deze job nog steeds zal doen in 2030? Bent u een jobhopper?</text:p>
      <text:soft-page-break/>
      <text:p text:style-name="Normal">"Ik wil graag groeien binnen dit bedrijf en mezelf ontwikkelen tot een uitstekende System Engineer. Ik ben hier niet om snel te veranderen van werk; mijn focus ligt op lange termijn groei en stabiliteit."</text:p>
      <text:p text:style-name="Normal"><draw:custom-shape svg:x="0in" svg:y="0in" svg:width="45.51042in" svg:height="0.00139in" draw:z-index="0" draw:id="id23" draw:style-name="a23" draw:name="Horizontal Line 294" text:anchor-type="as-char"><svg:title/><svg:desc/><draw:enhanced-geometry draw:type="non-primitive" svg:viewBox="0 0 21600 21600" draw:enhanced-path="M 0 0 L 21600 0 21600 21600 0 21600 Z N"/></draw:custom-shape></text:p>
      <text:p text:style-name="P28">23. Wat verlangt u van uw werkomgeving?</text:p>
      <text:p text:style-name="Normal">"Ik zoek een team waar iedereen van elkaar kan leren, waar samenwerking centraal staat en waar ik kan bijdragen aan stabiele en efficiënte IT-systemen. Daarnaast is het belangrijk dat er ruimte is voor ontwikkeling en verbetering."</text:p>
      <text:p text:style-name="Normal"><draw:custom-shape svg:x="0in" svg:y="0in" svg:width="45.51042in" svg:height="0.00139in" draw:z-index="0" draw:id="id24" draw:style-name="a24" draw:name="Horizontal Line 295" text:anchor-type="as-char"><svg:title/><svg:desc/><draw:enhanced-geometry draw:type="non-primitive" svg:viewBox="0 0 21600 21600" draw:enhanced-path="M 0 0 L 21600 0 21600 21600 0 21600 Z N"/></draw:custom-shape></text:p>
      <text:p text:style-name="P29">24. Wat zijn uw langetermijndoelen?</text:p>
      <text:p text:style-name="Normal">"Mijn lange termijn doel is om mijn technische kennis en ervaring verder uit te breiden, zodat ik de beste versie van mezelf kan worden als System Engineer binnen RAJAPACK. Ik wil doorgroeien binnen het bedrijf en mijn bijdrage aan het team en de IT-infrastructuur maximaliseren."</text:p>
      <text:p text:style-name="Normal"><draw:custom-shape svg:x="0in" svg:y="0in" svg:width="45.51042in" svg:height="0.00139in" draw:z-index="0" draw:id="id25" draw:style-name="a25" draw:name="Horizontal Line 296" text:anchor-type="as-char"><svg:title/><svg:desc/><draw:enhanced-geometry draw:type="non-primitive" svg:viewBox="0 0 21600 21600" draw:enhanced-path="M 0 0 L 21600 0 21600 21600 0 21600 Z N"/></draw:custom-shape></text:p>
      <text:p text:style-name="P30">25. Staat u open voor bijkomende opleidingen?</text:p>
      <text:p text:style-name="Normal">"Ja, ik sta altijd open voor nieuwe opleidingen en trainingen. Het is belangrijk om bij te leren en up-to-date te blijven met nieuwe technologieën, zodat ik beter kan bijdragen aan de IT-functionaliteit binnen het bedrijf."</text:p>
      <text:p text:style-name="Normal"><draw:custom-shape svg:x="0in" svg:y="0in" svg:width="45.51042in" svg:height="0.00139in" draw:z-index="0" draw:id="id26" draw:style-name="a26" draw:name="Horizontal Line 297" text:anchor-type="as-char"><svg:title/><svg:desc/><draw:enhanced-geometry draw:type="non-primitive" svg:viewBox="0 0 21600 21600" draw:enhanced-path="M 0 0 L 21600 0 21600 21600 0 21600 Z N"/></draw:custom-shape></text:p>
      <text:p text:style-name="P31">26. Denkt u dat u nog kan groeien?</text:p>
      <text:p text:style-name="Normal">"Absoluut. Mijn stage heeft mij al veel geleerd, maar ik weet dat ik nog enorm kan groeien, zowel technisch als professioneel."</text:p>
      <text:p text:style-name="Normal"><draw:custom-shape svg:x="0in" svg:y="0in" svg:width="45.51042in" svg:height="0.00139in" draw:z-index="0" draw:id="id27" draw:style-name="a27" draw:name="Horizontal Line 298" text:anchor-type="as-char"><svg:title/><svg:desc/><draw:enhanced-geometry draw:type="non-primitive" svg:viewBox="0 0 21600 21600" draw:enhanced-path="M 0 0 L 21600 0 21600 21600 0 21600 Z N"/></draw:custom-shape></text:p>
      <text:p text:style-name="P32">27. Houdt u van levenslang leren?</text:p>
      <text:p text:style-name="Normal">"Ja, ik ben altijd bereid om bij te leren en mijn kennis uit te breiden, want technologie evolueert constant."</text:p>
      <text:p text:style-name="Normal"><draw:custom-shape svg:x="0in" svg:y="0in" svg:width="45.51042in" svg:height="0.00139in" draw:z-index="0" draw:id="id28" draw:style-name="a28" draw:name="Horizontal Line 299" text:anchor-type="as-char"><svg:title/><svg:desc/><draw:enhanced-geometry draw:type="non-primitive" svg:viewBox="0 0 21600 21600" draw:enhanced-path="M 0 0 L 21600 0 21600 21600 0 21600 Z N"/></draw:custom-shape></text:p>
      <text:p text:style-name="P33">28. Zou u willen verhuizen indien nodig?</text:p>
      <text:p text:style-name="Normal">"Nee, ik heb een hechte band met mijn familie en wil dichtbij hen blijven wonen."</text:p>
      <text:p text:style-name="Normal"><draw:custom-shape svg:x="0in" svg:y="0in" svg:width="45.51042in" svg:height="0.00139in" draw:z-index="0" draw:id="id29" draw:style-name="a29" draw:name="Horizontal Line 300" text:anchor-type="as-char"><svg:title/><svg:desc/><draw:enhanced-geometry draw:type="non-primitive" svg:viewBox="0 0 21600 21600" draw:enhanced-path="M 0 0 L 21600 0 21600 21600 0 21600 Z N"/></draw:custom-shape></text:p>
      <text:soft-page-break/>
      <text:p text:style-name="P34">29. Heeft u een goede opleiding gehad?</text:p>
      <text:p text:style-name="Normal">"Ja, mijn bachelor Toegepaste Informatica, met specialisatie Systeem- en Netwerkbeheer, heeft mij een sterke technische basis gegeven en veel praktijkervaring geboden tijdens stages en projecten."</text:p>
      <text:p text:style-name="Normal"><draw:custom-shape svg:x="0in" svg:y="0in" svg:width="45.51042in" svg:height="0.00139in" draw:z-index="0" draw:id="id30" draw:style-name="a30" draw:name="Horizontal Line 301" text:anchor-type="as-char"><svg:title/><svg:desc/><draw:enhanced-geometry draw:type="non-primitive" svg:viewBox="0 0 21600 21600" draw:enhanced-path="M 0 0 L 21600 0 21600 21600 0 21600 Z N"/></draw:custom-shape></text:p>
      <text:p text:style-name="P35">30. Wat waren de sterke punten van uw opleiding?</text:p>
      <text:p text:style-name="Normal">"De opleiding gaf mij een sterke technische basis, zowel theoretisch als praktisch. Tijdens projecten en stages kon ik meteen werken met servers en netwerken, waardoor ik snel zelfstandig aan de slag kon."</text:p>
      <text:p text:style-name="Normal"><draw:custom-shape svg:x="0in" svg:y="0in" svg:width="45.51042in" svg:height="0.00139in" draw:z-index="0" draw:id="id31" draw:style-name="a31" draw:name="Horizontal Line 302" text:anchor-type="as-char"><svg:title/><svg:desc/><draw:enhanced-geometry draw:type="non-primitive" svg:viewBox="0 0 21600 21600" draw:enhanced-path="M 0 0 L 21600 0 21600 21600 0 21600 Z N"/></draw:custom-shape></text:p>
      <text:p text:style-name="P36">31. Wat onderscheidt u van andere mensen met hetzelfde diploma?</text:p>
      <text:p text:style-name="Normal">"Wat mij onderscheidt is mijn hands-on ervaring met Windows- en Linux-servers, cloudoplossingen, virtualisatie en netwerkconfiguratie. Daarnaast ben ik resultaatgericht, leergierig en communicatief sterk. Dit maakt dat ik direct waarde kan toevoegen in de praktijk."</text:p>
      <text:p text:style-name="Normal"><draw:custom-shape svg:x="0in" svg:y="0in" svg:width="45.51042in" svg:height="0.00139in" draw:z-index="0" draw:id="id32" draw:style-name="a32" draw:name="Horizontal Line 303" text:anchor-type="as-char"><svg:title/><svg:desc/><draw:enhanced-geometry draw:type="non-primitive" svg:viewBox="0 0 21600 21600" draw:enhanced-path="M 0 0 L 21600 0 21600 21600 0 21600 Z N"/></draw:custom-shape></text:p>
      <text:p text:style-name="P37">32. Hoe heeft u het meeste uit uw opleiding gehaald?</text:p>
      <text:p text:style-name="Normal">"Door actief mee te werken aan stages en praktijkprojecten, mezelf uit te dagen met nieuwe technologieën, en automatisering en monitoring toe te passen, heb ik niet alleen kennis opgedaan maar ook directe ervaring."</text:p>
      <text:p text:style-name="Normal"><draw:custom-shape svg:x="0in" svg:y="0in" svg:width="45.51042in" svg:height="0.00139in" draw:z-index="0" draw:id="id33" draw:style-name="a33" draw:name="Horizontal Line 304" text:anchor-type="as-char"><svg:title/><svg:desc/><draw:enhanced-geometry draw:type="non-primitive" svg:viewBox="0 0 21600 21600" draw:enhanced-path="M 0 0 L 21600 0 21600 21600 0 21600 Z N"/></draw:custom-shape></text:p>
      <text:p text:style-name="P38">33. Wat voor student was u?</text:p>
      <text:p text:style-name="Normal">"Ik was gemotiveerd en resultaatgericht. Ik werkte hard om mijn projecten en examens goed af te ronden en leerde veel door praktijkervaring. Soms moest ik opletten dat ik niet te veel tijd aan één interessant vak besteedde en andere vakken verwaarloosde."</text:p>
      <text:p text:style-name="Normal"><draw:custom-shape svg:x="0in" svg:y="0in" svg:width="45.51042in" svg:height="0.00139in" draw:z-index="0" draw:id="id34" draw:style-name="a34" draw:name="Horizontal Line 305" text:anchor-type="as-char"><svg:title/><svg:desc/><draw:enhanced-geometry draw:type="non-primitive" svg:viewBox="0 0 21600 21600" draw:enhanced-path="M 0 0 L 21600 0 21600 21600 0 21600 Z N"/></draw:custom-shape></text:p>
      <text:p text:style-name="P39">34. Had u moeite om te slagen?</text:p>
      <text:p text:style-name="Normal">"Nee, ik ben altijd geslaagd, maar soms moest ik extra moeite doen om alles goed te plannen."</text:p>
      <text:p text:style-name="Normal"><draw:custom-shape svg:x="0in" svg:y="0in" svg:width="45.51042in" svg:height="0.00139in" draw:z-index="0" draw:id="id35" draw:style-name="a35" draw:name="Horizontal Line 306" text:anchor-type="as-char"><svg:title/><svg:desc/><draw:enhanced-geometry draw:type="non-primitive" svg:viewBox="0 0 21600 21600" draw:enhanced-path="M 0 0 L 21600 0 21600 21600 0 21600 Z N"/></draw:custom-shape></text:p>
      <text:p text:style-name="P40">35. Hoe ging u om met vakken die u minder interessant vond?</text:p>
      <text:soft-page-break/>
      <text:p text:style-name="Normal">"Ik zorgde ervoor dat ik ze toch goed afrondde. Gelukkig waren bijna alle vakken in mijn IT-opleiding interessant, waardoor dit weinig een probleem was."</text:p>
      <text:p text:style-name="Normal"><draw:custom-shape svg:x="0in" svg:y="0in" svg:width="45.51042in" svg:height="0.00139in" draw:z-index="0" draw:id="id36" draw:style-name="a36" draw:name="Horizontal Line 307" text:anchor-type="as-char"><svg:title/><svg:desc/><draw:enhanced-geometry draw:type="non-primitive" svg:viewBox="0 0 21600 21600" draw:enhanced-path="M 0 0 L 21600 0 21600 21600 0 21600 Z N"/></draw:custom-shape></text:p>
      <text:p text:style-name="P41">36. Zou u dezelfde opleiding/school opnieuw kiezen?</text:p>
      <text:p text:style-name="Normal">"Ja, zeker. Daarom heb ik ook de Schakelopleiding naar de bachelor Toegepaste Informatica gevolgd om mijn kennis verder te verdiepen."</text:p>
      <text:p text:style-name="Normal"><draw:custom-shape svg:x="0in" svg:y="0in" svg:width="45.51042in" svg:height="0.00139in" draw:z-index="0" draw:id="id37" draw:style-name="a37" draw:name="Horizontal Line 308" text:anchor-type="as-char"><svg:title/><svg:desc/><draw:enhanced-geometry draw:type="non-primitive" svg:viewBox="0 0 21600 21600" draw:enhanced-path="M 0 0 L 21600 0 21600 21600 0 21600 Z N"/></draw:custom-shape></text:p>
      <text:p text:style-name="P42">37. Waarom heeft u interesse in deze sector?</text:p>
      <text:p text:style-name="Normal">"Ik heb altijd een passie voor IT en netwerken gehad. Het werken met systemen, servers en netwerken vind ik boeiend en het oplossen van problemen en optimaliseren van infrastructuren geeft mij veel energie."</text:p>
      <text:p text:style-name="Normal"><draw:custom-shape svg:x="0in" svg:y="0in" svg:width="45.51042in" svg:height="0.00139in" draw:z-index="0" draw:id="id38" draw:style-name="a38" draw:name="Horizontal Line 309" text:anchor-type="as-char"><svg:title/><svg:desc/><draw:enhanced-geometry draw:type="non-primitive" svg:viewBox="0 0 21600 21600" draw:enhanced-path="M 0 0 L 21600 0 21600 21600 0 21600 Z N"/></draw:custom-shape></text:p>
      <text:p text:style-name="P43">38. Waarom wilt u voor ons werken?</text:p>
      <text:p text:style-name="Normal">"Ik wil bij RAJAPACK werken omdat het een internationaal bedrijf is dat innovatie, teamwork en professionele groei hoog in het vaandel draagt. De functie van System Engineer sluit perfect aan bij mijn kennis en ervaring en biedt de kans om mezelf verder te ontwikkelen in een dynamische omgeving."</text:p>
      <text:p text:style-name="Normal"><draw:custom-shape svg:x="0in" svg:y="0in" svg:width="45.51042in" svg:height="0.00139in" draw:z-index="0" draw:id="id39" draw:style-name="a39" draw:name="Horizontal Line 310" text:anchor-type="as-char"><svg:title/><svg:desc/><draw:enhanced-geometry draw:type="non-primitive" svg:viewBox="0 0 21600 21600" draw:enhanced-path="M 0 0 L 21600 0 21600 21600 0 21600 Z N"/></draw:custom-shape></text:p>
      <text:p text:style-name="P44">39. Wat weet u over ons bedrijf?</text:p>
      <text:p text:style-name="Normal">"RAJAPACK is een internationale organisatie gespecialiseerd in verpakkingsoplossingen, met meerdere vestigingen in Europa. Het Benelux-team in Tongeren bestaat uit ongeveer 250 medewerkers. Het bedrijf zet sterk in op innovatie, samenwerking en een goede werkcultuur."</text:p>
      <text:p text:style-name="Normal"><draw:custom-shape svg:x="0in" svg:y="0in" svg:width="45.51042in" svg:height="0.00139in" draw:z-index="0" draw:id="id40" draw:style-name="a40" draw:name="Horizontal Line 311" text:anchor-type="as-char"><svg:title/><svg:desc/><draw:enhanced-geometry draw:type="non-primitive" svg:viewBox="0 0 21600 21600" draw:enhanced-path="M 0 0 L 21600 0 21600 21600 0 21600 Z N"/></draw:custom-shape></text:p>
      <text:p text:style-name="P45">40. Waarom bent u de persoon die wij zoeken?</text:p>
      <text:p text:style-name="Normal">"Wat mij onderscheidt van andere kandidaten is mijn combinatie van technische kennis en hands-on ervaring. Tijdens mijn stage heb ik gewerkt met Windows- en Linux-servers, netwerken, virtualisatie en cloudoplossingen. Daarnaast ben ik proactief, communicatief sterk en resultaatgericht. Ik kan goed samenwerken, problemen analyseren en verbeteringen voorstellen. Hierdoor kan ik direct bijdragen aan een stabiele en efficiënte IT-infrastructuur bij RAJAPACK."</text:p>
      <text:p text:style-name="Normal"><draw:custom-shape svg:x="0in" svg:y="0in" svg:width="45.51042in" svg:height="0.00139in" draw:z-index="0" draw:id="id41" draw:style-name="a41" draw:name="Horizontal Line 312" text:anchor-type="as-char"><svg:title/><svg:desc/><draw:enhanced-geometry draw:type="non-primitive" svg:viewBox="0 0 21600 21600" draw:enhanced-path="M 0 0 L 21600 0 21600 21600 0 21600 Z N"/></draw:custom-shape></text:p>
      <text:p text:style-name="P46">41. Hoe gaat u om met teamleden met een andere werkstijl?</text:p>
      <text:soft-page-break/>
      <text:p text:style-name="Normal">"Ik kan goed samenwerken met mensen met verschillende werkstijlen. Open communicatie en samen zoeken naar oplossingen is voor mij belangrijk. Tijdens mijn stage had ik hier geen problemen mee."</text:p>
      <text:p text:style-name="Normal"><draw:custom-shape svg:x="0in" svg:y="0in" svg:width="45.51042in" svg:height="0.00139in" draw:z-index="0" draw:id="id42" draw:style-name="a42" draw:name="Horizontal Line 313" text:anchor-type="as-char"><svg:title/><svg:desc/><draw:enhanced-geometry draw:type="non-primitive" svg:viewBox="0 0 21600 21600" draw:enhanced-path="M 0 0 L 21600 0 21600 21600 0 21600 Z N"/></draw:custom-shape></text:p>
      <text:p text:style-name="P47">42. Praktische vragen (bijv. Windows vs Linux, testing, projecten)</text:p>
      <text:list text:style-name="LFO1" text:continue-numbering="true">
        <text:list-item>
          <text:p text:style-name="P48">"Ik ben even comfortabel met Windows als Linux. Ik vind het leuk om beide systemen te beheren en optimaliseren."</text:p>
        </text:list-item>
        <text:list-item>
          <text:p text:style-name="P49">"Bij een testopdracht zou ik systematisch elk platform controleren, eventuele bugs noteren en prioriteren, en samenwerken met het team om oplossingen te implementeren."</text:p>
        </text:list-item>
        <text:list-item>
          <text:p text:style-name="P50">"In projecten focus ik op planning, uitvoering en evaluatie, zodat alles stabiel en efficiënt draait."</text:p>
        </text:list-item>
      </text:list>
      <text:p text:style-name="Normal"><draw:custom-shape svg:x="0in" svg:y="0in" svg:width="45.51042in" svg:height="0.00139in" draw:z-index="0" draw:id="id43" draw:style-name="a43" draw:name="Horizontal Line 314" text:anchor-type="as-char"><svg:title/><svg:desc/><draw:enhanced-geometry draw:type="non-primitive" svg:viewBox="0 0 21600 21600" draw:enhanced-path="M 0 0 L 21600 0 21600 21600 0 21600 Z N"/></draw:custom-shape></text:p>
      <text:p text:style-name="Normal">Dit script<text:s/><text:span text:style-name="T51">dekt nu alles</text:span>: pitch, motivatie, opleiding, ervaring, sterke/zwakke punten, werkstijl, teamwerk, lange termijn visie, hobby’s, persoonlijkheid, moeilijke vragen zoals “waarom u en niet anderen”.</text:p>
      <text:p text:style-name="Normal"><draw:custom-shape svg:x="0in" svg:y="0in" svg:width="45.51042in" svg:height="0.00139in" draw:z-index="0" draw:id="id44" draw:style-name="a44" draw:name="Horizontal Line 315" text:anchor-type="as-char"><svg:title/><svg:desc/><draw:enhanced-geometry draw:type="non-primitive" svg:viewBox="0 0 21600 21600" draw:enhanced-path="M 0 0 L 21600 0 21600 21600 0 21600 Z N"/></draw:custom-shape></text:p>
      <text:p text:style-name="Normal">Als je wilt, kan ik ook een<text:s/><text:span text:style-name="T52">versie maken van maximaal 5-7 minuten spreekduur</text:span>, zodat je dit letterlijk kunt oefenen en vloeiend kan vertellen tijdens het gesprek. Dat is ideaal om niet te haperen.</text:p>
      <text:p text:style-name="Normal">Wil ik dat meteen doen?</text:p>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Perfect Olivier! Ik ga alles volledig samenvoegen: jouw cv, de vacature van RAJAPACK, de voorbeeldvragen en de volledige theorie van PXL over solliciteren. Ik zorg dat het<text:s/><text:span text:style-name="T53">vloeiend en begrijpelijk Nederlands</text:span><text:s/>is, zodat je letterlijk kunt oefenen alsof je in het gesprek zit.</text:p>
      <text:p text:style-name="Normal">Hier is een<text:s/><text:span text:style-name="T54">compleet oefengesprek + voorbereiding</text:span><text:s/>voor jou:</text:p>
      <text:p text:style-name="Normal"><draw:custom-shape svg:x="0in" svg:y="0in" svg:width="45.51042in" svg:height="0.00139in" draw:z-index="0" draw:id="id45" draw:style-name="a45" draw:name="Horizontal Line 484" text:anchor-type="as-char"><svg:title/><svg:desc/><draw:enhanced-geometry draw:type="non-primitive" svg:viewBox="0 0 21600 21600" draw:enhanced-path="M 0 0 L 21600 0 21600 21600 0 21600 Z N"/></draw:custom-shape></text:p>
      <text:p text:style-name="P55">1. Kennismaking / Pitch – Stel jezelf voor</text:p>
      <text:p text:style-name="Normal">“Hallo, mijn naam is Olivier Vleeschouwers, ik ben 23 jaar en ik woon in Bree. Ik heb eerst een graduaat gevolgd in Systeem- en Netwerkbeheer en daarna een professionele bachelor in Toegepaste Informatica met als afstudeerrichting Systeem- en Netwerkbeheer. Mijn passie ligt bij IT-infrastructuren, het opzetten en troubleshooten van netwerken en het werken met cloudoplossingen. Tijdens mijn stage bij The Safe Group heb ik hands-on ervaring opgedaan met servers, netwerken en virtualisatie. Ik ben leergierig, ambitieus, flexibel en resultaatgericht. Daarom ben ik bijzonder geïnteresseerd in de functie van System Engineer bij RAJAPACK, omdat ik hier mijn kennis kan toepassen, verder kan groeien en een directe bijdrage kan leveren aan een stabiele IT-infrastructuur.”</text:p>
      <text:p text:style-name="Normal"><text:span text:style-name="T56">Tip theorie:</text:span></text:p>
      <text:list text:style-name="LFO2" text:continue-numbering="true">
        <text:list-item>
          <text:p text:style-name="P57">5 kernwoorden die jou omschrijven: proactief, leergierig, resultaatgericht, flexibel, communicatief.</text:p>
        </text:list-item>
        <text:list-item>
          <text:p text:style-name="P58">Link concrete voorbeelden: stage, hands-on ervaring, projecten op school.</text:p>
        </text:list-item>
        <text:list-item>
          <text:p text:style-name="P59">Duur: max 1 minuut, concreet en vloeiend.</text:p>
        </text:list-item>
      </text:list>
      <text:p text:style-name="Normal"><draw:custom-shape svg:x="0in" svg:y="0in" svg:width="45.51042in" svg:height="0.00139in" draw:z-index="0" draw:id="id46" draw:style-name="a46" draw:name="Horizontal Line 485" text:anchor-type="as-char"><svg:title/><svg:desc/><draw:enhanced-geometry draw:type="non-primitive" svg:viewBox="0 0 21600 21600" draw:enhanced-path="M 0 0 L 21600 0 21600 21600 0 21600 Z N"/></draw:custom-shape></text:p>
      <text:p text:style-name="P60">2. Motivatie &amp; Interesse</text:p>
      <text:p text:style-name="Normal"><text:span text:style-name="T61">Vraag:</text:span><text:s/>Wanneer heeft u beslist dat u een IT-specialist wilde worden?<text:line-break/>“Mijn interesse in IT is begonnen na het middelbaar. Ik volgde eerst boekhouden en sociale en technische wetenschappen, en heb daarna kort orthopedagogie gestudeerd. Dat bleek niets voor mij. Toen besloot ik Systeem- en Netwerkbeheer te studeren, en daar werd mijn interesse echt groot. Tijdens mijn stage ontdekte ik dat dit echt bij me past: problemen oplossen, netwerken opzetten en systemen beheren geeft me energie. Daarna heb ik de schakelopleiding naar de bachelor Toegepaste Informatica gedaan om mijn kennis verder te verdiepen.”</text:p>
      <text:p text:style-name="Normal"><text:span text:style-name="T62">Vraag:</text:span><text:s/>Waarom deze sector?<text:line-break/>“Ik ben altijd gefascineerd geweest door IT en netwerken. Het werken met systemen,<text:s/><text:soft-page-break/>servers en cloudoplossingen vind ik boeiend. Ik geniet ervan om problemen op te lossen, IT-infrastructuren stabiel en veilig te houden en processen te optimaliseren.”</text:p>
      <text:p text:style-name="Normal"><draw:custom-shape svg:x="0in" svg:y="0in" svg:width="45.51042in" svg:height="0.00139in" draw:z-index="0" draw:id="id47" draw:style-name="a47" draw:name="Horizontal Line 486" text:anchor-type="as-char"><svg:title/><svg:desc/><draw:enhanced-geometry draw:type="non-primitive" svg:viewBox="0 0 21600 21600" draw:enhanced-path="M 0 0 L 21600 0 21600 21600 0 21600 Z N"/></draw:custom-shape></text:p>
      <text:p text:style-name="P63">3. Kennis van het bedrijf</text:p>
      <text:p text:style-name="Normal"><text:span text:style-name="T64">Vraag:</text:span><text:s/>Wat weet u over RAJAPACK?<text:line-break/>“RAJAPACK is een internationaal bedrijf dat verpakkingsoplossingen aanbiedt, met vestigingen in meerdere Europese landen. Het Benelux-team in Tongeren heeft ongeveer 250 medewerkers. Wat mij aanspreekt is dat het bedrijf inzet op innovatie, samenwerking en een goede werkcultuur. De functie van System Engineer sluit perfect aan bij mijn kennis en ervaring en biedt ruimte om mezelf verder te ontwikkelen.”</text:p>
      <text:p text:style-name="Normal"><text:span text:style-name="T65">Vraag:</text:span><text:s/>Waarom wilt u voor ons werken?<text:line-break/>“RAJAPACK combineert internationale expertise met een sterke focus op teamwork en professionele groei. Ik wil graag bijdragen aan de stabiliteit en efficiëntie van de IT-infrastructuur, en ik zie het als een kans om mijn kennis verder te ontwikkelen in een dynamische en leerrijke omgeving.”</text:p>
      <text:p text:style-name="Normal"><draw:custom-shape svg:x="0in" svg:y="0in" svg:width="45.51042in" svg:height="0.00139in" draw:z-index="0" draw:id="id48" draw:style-name="a48" draw:name="Horizontal Line 487" text:anchor-type="as-char"><svg:title/><svg:desc/><draw:enhanced-geometry draw:type="non-primitive" svg:viewBox="0 0 21600 21600" draw:enhanced-path="M 0 0 L 21600 0 21600 21600 0 21600 Z N"/></draw:custom-shape></text:p>
      <text:p text:style-name="P66">4. Technische kennis en ervaring</text:p>
      <text:p text:style-name="Normal"><text:span text:style-name="T67">Vraag:</text:span><text:s/>Wat is een IT-specialist voor u?<text:line-break/>“Een ideale system engineer heeft inzicht in systemen, servers en netwerken, zodat cloudomgevingen stabiel en veilig blijven draaien. Inzicht is cruciaal voor het troubleshooten en verbeteren van infrastructuren.”</text:p>
      <text:p text:style-name="Normal"><text:span text:style-name="T68">Vraag:</text:span><text:s/>Wat ligt u het meest, Windows of Linux?<text:line-break/>“Tijdens mijn opleiding en stage heb ik met beide gewerkt. Windows-servers en Active Directory zijn me vertrouwd, maar ik heb ook ervaring met Linux-servers. Ik pas me snel aan en kan beide systemen goed beheren.”</text:p>
      <text:p text:style-name="Normal"><text:span text:style-name="T69">Vraag:</text:span><text:s/>Wat onderscheidt u van andere mensen met hetzelfde diploma?<text:line-break/>“Wat mij onderscheidt is mijn hands-on ervaring: ik heb gewerkt met servers, netwerken, virtualisatie en cloudoplossingen. Daarnaast ben ik proactief, resultaatgericht, communicatief sterk en altijd bereid om bij te leren. Dit maakt dat ik meteen een waardevolle bijdrage kan leveren in de praktijk.”</text:p>
      <text:p text:style-name="Normal"><text:span text:style-name="T70">Vraag:</text:span><text:s/>Bent u flexibel?<text:line-break/>“Ja, ik pas me snel aan aan nieuwe omgevingen, software en technologieën. Tijdens mijn stage moest ik vaak snel schakelen tussen verschillende systemen en taken, en dat ging goed.”</text:p>
      <text:p text:style-name="Normal"><draw:custom-shape svg:x="0in" svg:y="0in" svg:width="45.51042in" svg:height="0.00139in" draw:z-index="0" draw:id="id49" draw:style-name="a49" draw:name="Horizontal Line 488" text:anchor-type="as-char"><svg:title/><svg:desc/><draw:enhanced-geometry draw:type="non-primitive" svg:viewBox="0 0 21600 21600" draw:enhanced-path="M 0 0 L 21600 0 21600 21600 0 21600 Z N"/></draw:custom-shape></text:p>
      <text:soft-page-break/>
      <text:p text:style-name="P71">5. Sterke en zwakke punten</text:p>
      <text:p text:style-name="Normal"><text:span text:style-name="T72">Sterke punten:</text:span><text:line-break/>“Mijn sterke punten zijn dat ik proactief ben, resultaatgericht werk en goed kan communiceren. Ik streef altijd naar het best mogelijke resultaat en kan duidelijk overleggen met collega’s en eindgebruikers.”</text:p>
      <text:p text:style-name="Normal"><text:span text:style-name="T73">Zwakke punten:</text:span><text:line-break/>“Als er veel druk ligt, kan ik soms moeite hebben met stress. Daarnaast vind ik het soms moeilijk om nee te zeggen tegen mensen, waardoor ik te veel op me kan nemen. Ik werk eraan om dit beter te managen door prioriteiten te stellen en grenzen te bewaken.”</text:p>
      <text:p text:style-name="Normal"><draw:custom-shape svg:x="0in" svg:y="0in" svg:width="45.51042in" svg:height="0.00139in" draw:z-index="0" draw:id="id50" draw:style-name="a50" draw:name="Horizontal Line 489" text:anchor-type="as-char"><svg:title/><svg:desc/><draw:enhanced-geometry draw:type="non-primitive" svg:viewBox="0 0 21600 21600" draw:enhanced-path="M 0 0 L 21600 0 21600 21600 0 21600 Z N"/></draw:custom-shape></text:p>
      <text:p text:style-name="P74">6. Werkstijl &amp; omgaan met kritiek</text:p>
      <text:p text:style-name="Normal"><text:span text:style-name="T75">Vraag:</text:span><text:s/>Hoe ziet uw werkstijl eruit?<text:line-break/>“Ik werk gestructureerd en resultaatgericht. Ik plan mijn taken, stel prioriteiten en probeer problemen eerst zelf op te lossen. Tegelijk communiceer ik goed met collega’s en eindgebruikers zodat we samen de beste oplossing vinden.”</text:p>
      <text:p text:style-name="Normal"><text:span text:style-name="T76">Vraag:</text:span><text:s/>Kunt u omgaan met kritiek?<text:line-break/>“Ja, ik zie kritiek als een kans om te groeien. Het helpt me om mijn werk te verbeteren en mezelf verder te ontwikkelen.”</text:p>
      <text:p text:style-name="Normal"><text:span text:style-name="T77">Vraag:</text:span><text:s/>Wanneer heeft u voor het laatst gefaald?<text:line-break/>“Tijdens mijn stage liep ik in het begin tegen situaties aan zoals zelfstandig support doen of effectief telefoneren met klanten. Dat voelde even als falen, maar het heeft me juist veel geleerd. Nu ben ik veel zelfverzekerder in dit soort situaties.”</text:p>
      <text:p text:style-name="Normal"><draw:custom-shape svg:x="0in" svg:y="0in" svg:width="45.51042in" svg:height="0.00139in" draw:z-index="0" draw:id="id51" draw:style-name="a51" draw:name="Horizontal Line 490" text:anchor-type="as-char"><svg:title/><svg:desc/><draw:enhanced-geometry draw:type="non-primitive" svg:viewBox="0 0 21600 21600" draw:enhanced-path="M 0 0 L 21600 0 21600 21600 0 21600 Z N"/></draw:custom-shape></text:p>
      <text:p text:style-name="P78">7. Ambitie, groei en opleiding</text:p>
      <text:p text:style-name="Normal"><text:span text:style-name="T79">Vraag:</text:span><text:s/>Bent u ambitieus?<text:line-break/>“Ja, ik wil mezelf voortdurend ontwikkelen en bijdragen aan verbeteringen binnen het IT-team. Ik hou ervan mijn expertise te verbreden op elk vlak.”</text:p>
      <text:p text:style-name="Normal"><text:span text:style-name="T80">Vraag:</text:span><text:s/>Wat zijn uw langetermijndoelen?<text:line-break/>“Mijn doel is om te blijven groeien binnen RAJAPACK, mijn technische kennis en ervaring verder uit te bouwen, zodat ik de beste versie van mezelf kan worden als system engineer.”</text:p>
      <text:p text:style-name="Normal"><text:span text:style-name="T81">Vraag:</text:span><text:s/>Staat u open voor bijkomende opleidingen?<text:line-break/>“Absoluut, ik ben altijd bereid bij te leren en mijn kennis up-to-date te houden, zeker als het nodig is om de IT-functionaliteit binnen het bedrijf te verbeteren.”</text:p>
      <text:p text:style-name="Normal"><draw:custom-shape svg:x="0in" svg:y="0in" svg:width="45.51042in" svg:height="0.00139in" draw:z-index="0" draw:id="id52" draw:style-name="a52" draw:name="Horizontal Line 491" text:anchor-type="as-char"><svg:title/><svg:desc/><draw:enhanced-geometry draw:type="non-primitive" svg:viewBox="0 0 21600 21600" draw:enhanced-path="M 0 0 L 21600 0 21600 21600 0 21600 Z N"/></draw:custom-shape></text:p>
      <text:soft-page-break/>
      <text:p text:style-name="P82">8. Werkomgeving &amp; team</text:p>
      <text:p text:style-name="Normal"><text:span text:style-name="T83">Vraag:</text:span><text:s/>Bent u een teamplayer?<text:line-break/>“Ja, ik werk graag in teamverband om IT-infrastructuren op te zetten en problemen op te lossen. Ik kan ook zelfstandig werken, maar ik vind het belangrijk dat iedereen open communiceert zodat we samen tot de beste oplossing komen. Ik zou mezelf omschrijven als een zorgdrager in het team: ik let op details en zorg dat alles stabiel en veilig blijft draaien.”</text:p>
      <text:p text:style-name="Normal"><text:span text:style-name="T84">Vraag:</text:span><text:s/>Kunt u omgaan met teamleden die een andere werkstijl hebben?<text:line-break/>“Ja, tijdens mijn stage had ik geen problemen met collega’s die anders werkten. Zolang er open communicatie is en we gezamenlijk naar oplossingen zoeken, gaat dat heel goed.”</text:p>
      <text:p text:style-name="Normal"><text:span text:style-name="T85">Vraag:</text:span><text:s/>Wat verlangt u van uw werkomgeving?<text:line-break/>“Ik zoek een team waar iedereen van elkaar kan leren, waar samenwerking centraal staat en waar ik kan bijdragen aan een stabiele en efficiënte IT-infrastructuur.”</text:p>
      <text:p text:style-name="Normal"><draw:custom-shape svg:x="0in" svg:y="0in" svg:width="45.51042in" svg:height="0.00139in" draw:z-index="0" draw:id="id53" draw:style-name="a53" draw:name="Horizontal Line 492" text:anchor-type="as-char"><svg:title/><svg:desc/><draw:enhanced-geometry draw:type="non-primitive" svg:viewBox="0 0 21600 21600" draw:enhanced-path="M 0 0 L 21600 0 21600 21600 0 21600 Z N"/></draw:custom-shape></text:p>
      <text:p text:style-name="P86">9. Persoonlijk &amp; privé</text:p>
      <text:p text:style-name="Normal"><text:span text:style-name="T87">Vraag:</text:span><text:s/>Wat doet u in uw vrije tijd?<text:line-break/>“In mijn vrije tijd lees ik graag over nieuwe technologieën om bij te blijven. Daarnaast maak ik muziek in FL Studio en spreek ik af met vrienden, zodat er een goede balans is tussen werk en ontspanning.”</text:p>
      <text:p text:style-name="Normal"><text:span text:style-name="T88">Vraag:</text:span><text:s/>Zou u verhuizen indien nodig?<text:line-break/>“Nee, ik heb een sterke band met mijn familie en vrienden, en dat wil ik niet zomaar achterlaten.”</text:p>
      <text:p text:style-name="Normal"><text:span text:style-name="T89">Vraag:</text:span><text:s/>Heeft u een goede opleiding gehad?<text:line-break/>“Ja, mijn graduaat in Systeem- en Netwerkbeheer en mijn bachelor in Toegepaste Informatica hebben mij een sterke technische basis gegeven. De opleiding gaf ook veel praktische ervaring via projecten en stages.”</text:p>
      <text:p text:style-name="Normal"><draw:custom-shape svg:x="0in" svg:y="0in" svg:width="45.51042in" svg:height="0.00139in" draw:z-index="0" draw:id="id54" draw:style-name="a54" draw:name="Horizontal Line 493" text:anchor-type="as-char"><svg:title/><svg:desc/><draw:enhanced-geometry draw:type="non-primitive" svg:viewBox="0 0 21600 21600" draw:enhanced-path="M 0 0 L 21600 0 21600 21600 0 21600 Z N"/></draw:custom-shape></text:p>
      <text:p text:style-name="P90">10. Voorbereiding op praktische tips &amp; lichaamstaal</text:p>
      <text:list text:style-name="LFO3" text:continue-numbering="true">
        <text:list-item>
          <text:p text:style-name="P91">Zorg voor stevige handdruk, open houding, glimlach zonder overdrijven.</text:p>
        </text:list-item>
        <text:list-item>
          <text:p text:style-name="P92">Oogcontact met alle interviewers, benen stilhouden, geen gefrutsel.</text:p>
        </text:list-item>
        <text:list-item>
          <text:p text:style-name="P93">Kleding: verzorgd en passend bij de functie, hygiënisch, comfortabel.</text:p>
        </text:list-item>
        <text:list-item>
          <text:p text:style-name="P94">Gsm volledig uit.</text:p>
        </text:list-item>
        <text:list-item>
          <text:p text:style-name="P95">Documenten meenemen: cv, brief, vacature, eventueel eindwerk.</text:p>
        </text:list-item>
        <text:list-item>
          <text:p text:style-name="P96">Plan je route, test reistijd en arriveer op tijd.</text:p>
        </text:list-item>
        <text:list-item>
          <text:p text:style-name="P97">Denk aan small talk: vriendelijk maar kort, het is onderdeel van het gesprek.</text:p>
        </text:list-item>
      </text:list>
      <text:p text:style-name="Normal"><draw:custom-shape svg:x="0in" svg:y="0in" svg:width="45.51042in" svg:height="0.00139in" draw:z-index="0" draw:id="id55" draw:style-name="a55" draw:name="Horizontal Line 494" text:anchor-type="as-char"><svg:title/><svg:desc/><draw:enhanced-geometry draw:type="non-primitive" svg:viewBox="0 0 21600 21600" draw:enhanced-path="M 0 0 L 21600 0 21600 21600 0 21600 Z N"/></draw:custom-shape></text:p>
      <text:p text:style-name="P98">11. Moeilijke vragen &amp; scenario’s</text:p>
      <text:p text:style-name="Normal"><text:span text:style-name="T99">Vraag:</text:span><text:s/>Waarom bent u de persoon die wij zoeken?<text:line-break/>“Wat mij onderscheidt is mijn combinatie van technische kennis, hands-on ervaring en persoonlijke vaardigheden. Ik kan werken met servers, netwerken, virtualisatie en cloudoplossingen. Daarbij ben ik proactief, resultaatgericht en communicatief sterk. Ik kan verbeteringen voorstellen en implementeren, waardoor ik direct kan bijdragen aan een stabiele en efficiënte IT-infrastructuur. Andere kandidaten hebben misschien hetzelfde diploma, maar mijn praktische ervaring en mijn leergierige, flexibele instelling maken dat ik snel waarde kan toevoegen.”</text:p>
      <text:p text:style-name="Normal"><text:span text:style-name="T100">Vraag:</text:span><text:s/>Als u een applicatie moet testen voor alle platformen, hoe pakt u dat aan?<text:line-break/>“Ik zou eerst een testplan opstellen waarin alle platformen vermeld staan: Windows, Android, iOS, mobile browsers, etc. Daarna voer ik stapsgewijze tests uit per platform, documenteer ik de resultaten, rapporteer ik fouten en bespreek ik de bevindingen met het team. Zo zorg ik dat de applicatie op alle platformen stabiel functioneert.”</text:p>
      <text:p text:style-name="Normal"><draw:custom-shape svg:x="0in" svg:y="0in" svg:width="45.51042in" svg:height="0.00139in" draw:z-index="0" draw:id="id56" draw:style-name="a56" draw:name="Horizontal Line 495" text:anchor-type="as-char"><svg:title/><svg:desc/><draw:enhanced-geometry draw:type="non-primitive" svg:viewBox="0 0 21600 21600" draw:enhanced-path="M 0 0 L 21600 0 21600 21600 0 21600 Z N"/></draw:custom-shape></text:p>
      <text:p text:style-name="P101">12. Vragen die jij aan de recruiter kunt stellen</text:p>
      <text:list text:style-name="LFO4" text:continue-numbering="true">
        <text:list-item>
          <text:p text:style-name="P102">Hoe werkt het team aan projecten? Gebruiken jullie bijvoorbeeld Scrum?</text:p>
        </text:list-item>
        <text:list-item>
          <text:p text:style-name="P103">Hoe ziet een typische werkdag eruit?</text:p>
        </text:list-item>
        <text:list-item>
          <text:p text:style-name="P104">Wie zijn de belangrijkste stakeholders?</text:p>
        </text:list-item>
        <text:list-item>
          <text:p text:style-name="P105">Welke opleidingsmogelijkheden zijn er?</text:p>
        </text:list-item>
        <text:list-item>
          <text:p text:style-name="P106">Hoe vaak wordt mijn prestatie beoordeeld?</text:p>
        </text:list-item>
        <text:list-item>
          <text:p text:style-name="P107">Wat wordt mijn eerste opdracht als ik word aangenomen?</text:p>
        </text:list-item>
        <text:list-item>
          <text:p text:style-name="P108">Hoe verloopt de rest van de sollicitatieprocedure?</text:p>
        </text:list-item>
        <text:list-item>
          <text:p text:style-name="P109">Hoe streng wordt er gelet op werk-privé balans?</text:p>
        </text:list-item>
      </text:list>
      <text:p text:style-name="Normal"><draw:custom-shape svg:x="0in" svg:y="0in" svg:width="45.51042in" svg:height="0.00139in" draw:z-index="0" draw:id="id57" draw:style-name="a57" draw:name="Horizontal Line 496" text:anchor-type="as-char"><svg:title/><svg:desc/><draw:enhanced-geometry draw:type="non-primitive" svg:viewBox="0 0 21600 21600" draw:enhanced-path="M 0 0 L 21600 0 21600 21600 0 21600 Z N"/></draw:custom-shape></text:p>
      <text:p text:style-name="Normal">Olivier, als je wilt kan ik dit nu ook nog<text:s/><text:span text:style-name="T110">omzetten in een oefenscript</text:span>, waar alle vragen in<text:s/><text:span text:style-name="T111">dialoogvorm staan</text:span>, zodat jij kan oefenen alsof het echte gesprek is. Het wordt dan een volledig doorloopbaar rollenspel.</text:p>
      <text:p text:style-name="Normal">Wil ik dat doen?</text:p>
      <text:soft-page-break/>
      <text:p text:style-name="Normal">Perfect, we houden ons<text:s/><text:span text:style-name="T112">streng aan jouw cv en de vacature bij RAJAPACK</text:span>. Hier zijn voorbeeldantwoorden op de vragen van de recruiter, in duidelijk, natuurlijk Nederlands zodat je het makkelijk kan uitleggen tijdens het gesprek:</text:p>
      <text:p text:style-name="Normal"><draw:custom-shape svg:x="0in" svg:y="0in" svg:width="45.51042in" svg:height="0.00139in" draw:z-index="0" draw:id="id58" draw:style-name="a58" draw:name="Horizontal Line 576" text:anchor-type="as-char"><svg:title/><svg:desc/><draw:enhanced-geometry draw:type="non-primitive" svg:viewBox="0 0 21600 21600" draw:enhanced-path="M 0 0 L 21600 0 21600 21600 0 21600 Z N"/></draw:custom-shape></text:p>
      <text:p text:style-name="Normal"><text:span text:style-name="T113">1. Weet jij wie wij zijn?</text:span><text:line-break/>Ja, RAJAPACK is een internationaal bedrijf dat gespecialiseerd is in verpakkingsoplossingen. Het Benelux-team is gevestigd in Tongeren en telt ongeveer 250 medewerkers. Het bedrijf zet sterk in op innovatie, samenwerking en een goede werkcultuur. Ik weet dat jullie ook veel aandacht besteden aan IT-systemen om de infrastructuur in al jullie vestigingen in Europa stabiel en veilig te houden.</text:p>
      <text:p text:style-name="Normal"><draw:custom-shape svg:x="0in" svg:y="0in" svg:width="45.51042in" svg:height="0.00139in" draw:z-index="0" draw:id="id59" draw:style-name="a59" draw:name="Horizontal Line 577" text:anchor-type="as-char"><svg:title/><svg:desc/><draw:enhanced-geometry draw:type="non-primitive" svg:viewBox="0 0 21600 21600" draw:enhanced-path="M 0 0 L 21600 0 21600 21600 0 21600 Z N"/></draw:custom-shape></text:p>
      <text:p text:style-name="Normal"><text:span text:style-name="T114">2. Waarom heb je voor bepaalde afstudeerrichting gekozen?</text:span><text:line-break/>Mijn interesse in IT begon na het middelbaar. In het middelbaar had ik eerst boekhouden en sociale &amp; technische wetenschappen gevolgd, maar dat voelde niet goed voor mij. Toen ben ik gestart met systeem- en netwerkbeheer in het graduaat, en daar groeide mijn interesse enorm. Tijdens mijn stage werd ik er zeker van dat dit mijn ideale richting was. Daarom heb ik ook de schakelopleiding gevolgd naar de bachelor Toegepaste Informatica om mijn kennis verder te verdiepen.</text:p>
      <text:p text:style-name="Normal"><draw:custom-shape svg:x="0in" svg:y="0in" svg:width="45.51042in" svg:height="0.00139in" draw:z-index="0" draw:id="id60" draw:style-name="a60" draw:name="Horizontal Line 578" text:anchor-type="as-char"><svg:title/><svg:desc/><draw:enhanced-geometry draw:type="non-primitive" svg:viewBox="0 0 21600 21600" draw:enhanced-path="M 0 0 L 21600 0 21600 21600 0 21600 Z N"/></draw:custom-shape></text:p>
      <text:p text:style-name="Normal"><text:span text:style-name="T115">3. Wat zie je in die richting allemaal?</text:span><text:line-break/>In systeem- en netwerkbeheer leer je alles over servers, netwerken, cloudoplossingen, virtualisatie, Active Directory, Microsoft-systemen, security principes, en troubleshooting. Ook leer je infrastructuren opzetten, monitoren en onderhouden, en automatisatie toepassen om processen efficiënter te maken.</text:p>
      <text:p text:style-name="Normal"><draw:custom-shape svg:x="0in" svg:y="0in" svg:width="45.51042in" svg:height="0.00139in" draw:z-index="0" draw:id="id61" draw:style-name="a61" draw:name="Horizontal Line 579" text:anchor-type="as-char"><svg:title/><svg:desc/><draw:enhanced-geometry draw:type="non-primitive" svg:viewBox="0 0 21600 21600" draw:enhanced-path="M 0 0 L 21600 0 21600 21600 0 21600 Z N"/></draw:custom-shape></text:p>
      <text:p text:style-name="Normal"><text:span text:style-name="T116">4. Zegt methode X je nog iets? Wat houdt het in?</text:span><text:line-break/>Als er specifieke methodes zoals ITIL, Scrum of andere frameworks bedoeld worden: ik heb tijdens mijn opleiding vooral praktische projectmethodes geleerd. Tijdens mijn stage heb ik ervaren hoe je systematisch problemen oplost en prioriteiten stelt. Bijvoorbeeld eerst analyseren wat het probleem is, dan testen en implementeren, en documenteren voor later gebruik. Ik pas altijd een gestructureerde aanpak toe, zoals ik geleerd heb op PXL.</text:p>
      <text:p text:style-name="Normal"><draw:custom-shape svg:x="0in" svg:y="0in" svg:width="45.51042in" svg:height="0.00139in" draw:z-index="0" draw:id="id62" draw:style-name="a62" draw:name="Horizontal Line 580" text:anchor-type="as-char"><svg:title/><svg:desc/><draw:enhanced-geometry draw:type="non-primitive" svg:viewBox="0 0 21600 21600" draw:enhanced-path="M 0 0 L 21600 0 21600 21600 0 21600 Z N"/></draw:custom-shape></text:p>
      <text:p text:style-name="Normal"><text:span text:style-name="T117">5. Vertel eens iets over projecten waarrond je op PXL gewerkt hebt. Wat heb je uit projecten geleerd?</text:span><text:line-break/>Tijdens mijn bachelor heb ik gewerkt aan projecten rond het opzetten van kleine<text:s/><text:soft-page-break/>netwerken, virtualisatie en automatisatie. Eén project was bijvoorbeeld het automatiseren van systeeminstallaties en monitoring van servers. Hieruit heb ik geleerd dat plannen en testen cruciaal is voordat je implementaties doet. Soms ging er iets mis omdat ik te snel wilde werken, en dat heb ik verbeterd door stap voor stap te documenteren en testen. Daardoor heb ik geleerd om efficiënter en nauwkeuriger te werken.</text:p>
      <text:p text:style-name="Normal"><draw:custom-shape svg:x="0in" svg:y="0in" svg:width="45.51042in" svg:height="0.00139in" draw:z-index="0" draw:id="id63" draw:style-name="a63" draw:name="Horizontal Line 581" text:anchor-type="as-char"><svg:title/><svg:desc/><draw:enhanced-geometry draw:type="non-primitive" svg:viewBox="0 0 21600 21600" draw:enhanced-path="M 0 0 L 21600 0 21600 21600 0 21600 Z N"/></draw:custom-shape></text:p>
      <text:p text:style-name="Normal"><text:span text:style-name="T118">6. Ben je buiten school ook met IT bezig?</text:span><text:line-break/>Ja, ik blijf buiten school actief met IT bezig. Ik lees veel over nieuwe technologieën, werk met servers en netwerken, en experimenteer met cloudoplossingen. Daarnaast maak ik muziek en produceer ik in FL Studio, wat ook mijn probleemoplossend en creatief denken versterkt.</text:p>
      <text:p text:style-name="Normal"><draw:custom-shape svg:x="0in" svg:y="0in" svg:width="45.51042in" svg:height="0.00139in" draw:z-index="0" draw:id="id64" draw:style-name="a64" draw:name="Horizontal Line 582" text:anchor-type="as-char"><svg:title/><svg:desc/><draw:enhanced-geometry draw:type="non-primitive" svg:viewBox="0 0 21600 21600" draw:enhanced-path="M 0 0 L 21600 0 21600 21600 0 21600 Z N"/></draw:custom-shape></text:p>
      <text:p text:style-name="Normal"><text:span text:style-name="T119">7. Wat zou je graag willen doen mocht je hier werken?</text:span><text:line-break/>Ik wil me volledig inzetten als System Engineer door mee te werken aan het beheer en optimalisatie van de IT-infrastructuur bij RAJAPACK. Ik wil servers en netwerken onderhouden, problemen oplossen voor eindgebruikers, en voorstellen doen voor verbeteringen in de infrastructuur. Ik wil ook blijven leren over nieuwe technologieën zodat ik kan bijdragen aan een stabiel en efficiënt IT-systeem.</text:p>
      <text:p text:style-name="Normal"><draw:custom-shape svg:x="0in" svg:y="0in" svg:width="45.51042in" svg:height="0.00139in" draw:z-index="0" draw:id="id65" draw:style-name="a65" draw:name="Horizontal Line 583" text:anchor-type="as-char"><svg:title/><svg:desc/><draw:enhanced-geometry draw:type="non-primitive" svg:viewBox="0 0 21600 21600" draw:enhanced-path="M 0 0 L 21600 0 21600 21600 0 21600 Z N"/></draw:custom-shape></text:p>
      <text:p text:style-name="Normal"><text:span text:style-name="T120">8. Wat ligt je het meest? Windows of Linux?</text:span><text:line-break/>Ik heb ervaring met beide, maar mijn sterke punt ligt vooral bij Windows-systemen zoals Windows Server, Office 365, Active Directory en Microsoft SQL. Maar ik kan ook met Linux werken, bijvoorbeeld bij virtualisatie en serverbeheer.</text:p>
      <text:p text:style-name="Normal"><draw:custom-shape svg:x="0in" svg:y="0in" svg:width="45.51042in" svg:height="0.00139in" draw:z-index="0" draw:id="id66" draw:style-name="a66" draw:name="Horizontal Line 584" text:anchor-type="as-char"><svg:title/><svg:desc/><draw:enhanced-geometry draw:type="non-primitive" svg:viewBox="0 0 21600 21600" draw:enhanced-path="M 0 0 L 21600 0 21600 21600 0 21600 Z N"/></draw:custom-shape></text:p>
      <text:p text:style-name="Normal"><text:span text:style-name="T121">9. Praktische vraag: veel Javagerichte bedrijven liggen in Brussel, Antwerpen en Amsterdam. Hoe sta je daar tegenover?</text:span><text:line-break/>Voor mij is het geen probleem om in deze regio’s te werken als dat nodig is. Voor nu richt ik mij op RAJAPACK in Tongeren, omdat ik daar mijn carrière wil opbouwen en groeien binnen dit team.</text:p>
      <text:p text:style-name="Normal"><draw:custom-shape svg:x="0in" svg:y="0in" svg:width="45.51042in" svg:height="0.00139in" draw:z-index="0" draw:id="id67" draw:style-name="a67" draw:name="Horizontal Line 585" text:anchor-type="as-char"><svg:title/><svg:desc/><draw:enhanced-geometry draw:type="non-primitive" svg:viewBox="0 0 21600 21600" draw:enhanced-path="M 0 0 L 21600 0 21600 21600 0 21600 Z N"/></draw:custom-shape></text:p>
      <text:p text:style-name="Normal"><text:span text:style-name="T122">10. Als je tester was en je krijgt een applicatie, hoe zou je die testen op alle platformen (Windows, Android, Apple, mobile)?</text:span><text:line-break/>Ik zou eerst een plan opstellen met alle platformen, besturingssystemen en apparaten die getest moeten worden. Daarna voer ik systematisch testen uit op elk platform, noteer ik de resultaten en documenteer eventuele bugs. Vervolgens analyseer ik de<text:s/><text:soft-page-break/>problemen, communiceer ik met het team en voer ik correcties uit. Zo zorg ik dat de applicatie stabiel werkt op alle platformen en dat eindgebruikers een goede ervaring hebben.</text:p>
      <text:p text:style-name="Normal"><draw:custom-shape svg:x="0in" svg:y="0in" svg:width="45.51042in" svg:height="0.00139in" draw:z-index="0" draw:id="id68" draw:style-name="a68" draw:name="Horizontal Line 586" text:anchor-type="as-char"><svg:title/><svg:desc/><draw:enhanced-geometry draw:type="non-primitive" svg:viewBox="0 0 21600 21600" draw:enhanced-path="M 0 0 L 21600 0 21600 21600 0 21600 Z N"/></draw:custom-shape></text:p>
      <text:p text:style-name="Normal">Als je wilt, kan ik<text:s/><text:span text:style-name="T123">nu alle andere vragen die je eerder noemde (zoals sterke/zwakke punten, persoonlijke doelen, werkstijl, teamplayer, etc.) ook volledig uitschrijven in een compleet oefendocument</text:span>. Dat wordt dan je<text:s/><text:span text:style-name="T124">hele voorbereiding</text:span>, inclusief pitch, lichaamstaal tips en voorbeeldantwoorden die helemaal aansluiten bij je cv en de RAJAPACK vacature.</text:p>
      <text:p text:style-name="Normal">Wil je dat ik dat meteen do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Perfect, laten we dit stap voor stap doen. Ik ga de<text:s/><text:span text:style-name="T125">voorbeeldvragen van een recruiter</text:span><text:s/>analyseren en vertalen naar<text:s/><text:span text:style-name="T126">specifieke vragen die RAJAPACK jou zou kunnen stellen</text:span>, op basis van jouw cv en de functie van<text:s/><text:span text:style-name="T127">System Engineer / IT-infrastructuur</text:span>. Ik baseer dit volledig op wat jij kan en wat er in de vacature staat.</text:p>
      <text:p text:style-name="Normal"><draw:custom-shape svg:x="0in" svg:y="0in" svg:width="45.51042in" svg:height="0.00139in" draw:z-index="0" draw:id="id69" draw:style-name="a69" draw:name="Horizontal Line 616" text:anchor-type="as-char"><svg:title/><svg:desc/><draw:enhanced-geometry draw:type="non-primitive" svg:viewBox="0 0 21600 21600" draw:enhanced-path="M 0 0 L 21600 0 21600 21600 0 21600 Z N"/></draw:custom-shape></text:p>
      <text:p text:style-name="P128">Mogelijke vragen van RAJAPACK, aangepast aan jouw profiel en vacature</text:p>
      <text:p text:style-name="Normal"><text:span text:style-name="T129">1. Kennis van het bedrijf en de functie</text:span></text:p>
      <text:list text:style-name="LFO5" text:continue-numbering="true">
        <text:list-item>
          <text:p text:style-name="P130">Waarom wil je specifiek bij RAJAPACK werken?</text:p>
        </text:list-item>
        <text:list-item>
          <text:p text:style-name="P131">Wat weet je over RAJAPACK en onze IT-omgeving?</text:p>
        </text:list-item>
        <text:list-item>
          <text:p text:style-name="P132">Hoe denk je dat jouw kennis kan bijdragen aan de IT-infrastructuur van een internationaal bedrijf?</text:p>
        </text:list-item>
      </text:list>
      <text:p text:style-name="Normal"><text:span text:style-name="T133">2. Opleiding en achtergrond</text:span></text:p>
      <text:list text:style-name="LFO6" text:continue-numbering="true">
        <text:list-item>
          <text:p text:style-name="P134">Waarom heb je gekozen voor systeem- en netwerkbeheer als afstudeerrichting?</text:p>
        </text:list-item>
        <text:list-item>
          <text:p text:style-name="P135">Hoe heeft je schakel naar de bachelor Toegepaste Informatica je voorbereid op deze functie?</text:p>
        </text:list-item>
        <text:list-item>
          <text:p text:style-name="P136">Welke specifieke kennis uit je opleiding denk je dat hier het meest van pas komt?</text:p>
        </text:list-item>
        <text:list-item>
          <text:p text:style-name="P137">Welke projecten tijdens je opleiding of stage sluiten het meest aan bij onze infrastructuur?</text:p>
        </text:list-item>
      </text:list>
      <text:p text:style-name="Normal"><text:span text:style-name="T138">3. Technische kennis</text:span></text:p>
      <text:list text:style-name="LFO7" text:continue-numbering="true">
        <text:list-item>
          <text:p text:style-name="P139">Welke ervaring heb je met Windows Server, Linux, virtualisatie en cloud-oplossingen?</text:p>
        </text:list-item>
        <text:list-item>
          <text:p text:style-name="P140">Kun je voorbeelden geven van het opzetten of troubleshooten van een netwerk?</text:p>
        </text:list-item>
        <text:list-item>
          <text:p text:style-name="P141">Hoe zou je onze servers en cloudomgeving monitoren en beveiligen?</text:p>
        </text:list-item>
        <text:list-item>
          <text:p text:style-name="P142">Heb je ervaring met automatisatie of monitoring van IT-systemen?</text:p>
        </text:list-item>
      </text:list>
      <text:p text:style-name="Normal"><text:span text:style-name="T143">4. Praktische toepassing / hands-on skills</text:span></text:p>
      <text:list text:style-name="LFO8" text:continue-numbering="true">
        <text:list-item>
          <text:p text:style-name="P144">Tijdens je stage, wat was je grootste uitdaging en hoe heb je die opgelost?</text:p>
        </text:list-item>
        <text:list-item>
          <text:p text:style-name="P145">Kun je een voorbeeld geven van een fout die je maakte en wat je daarvan hebt geleerd?</text:p>
        </text:list-item>
        <text:list-item>
          <text:p text:style-name="P146">Als je bij RAJAPACK een nieuw netwerk of serveromgeving moet opzetten, hoe pak je dat aan?</text:p>
        </text:list-item>
        <text:list-item>
          <text:p text:style-name="P147">Hoe ga je te werk als een eindgebruiker een probleem meldt?</text:p>
        </text:list-item>
      </text:list>
      <text:soft-page-break/>
      <text:p text:style-name="Normal"><text:span text:style-name="T148">5. Soft skills en persoonlijkheid</text:span></text:p>
      <text:list text:style-name="LFO9" text:continue-numbering="true">
        <text:list-item>
          <text:p text:style-name="P149">Hoe ga je om met stress of deadlines in een IT-omgeving?</text:p>
        </text:list-item>
        <text:list-item>
          <text:p text:style-name="P150">Geef een voorbeeld van hoe je initiatief hebt genomen in een project of stage.</text:p>
        </text:list-item>
        <text:list-item>
          <text:p text:style-name="P151">Ben je meer een teamplayer of zelfstandig werkend, en hoe combineer je dat?</text:p>
        </text:list-item>
        <text:list-item>
          <text:p text:style-name="P152">Hoe communiceer je met collega’s die andere werkstijlen hebben dan jij?</text:p>
        </text:list-item>
        <text:list-item>
          <text:p text:style-name="P153">Ben je flexibel als het gaat om nieuwe software of onverwachte taken?</text:p>
        </text:list-item>
      </text:list>
      <text:p text:style-name="Normal"><text:span text:style-name="T154">6. Ambities en lange termijn</text:span></text:p>
      <text:list text:style-name="LFO10" text:continue-numbering="true">
        <text:list-item>
          <text:p text:style-name="P155">Waar zie je jezelf over vijf jaar binnen RAJAPACK?</text:p>
        </text:list-item>
        <text:list-item>
          <text:p text:style-name="P156">Ben je bereid om bijkomende opleidingen of certificeringen te volgen?</text:p>
        </text:list-item>
        <text:list-item>
          <text:p text:style-name="P157">Wil je doorgroeien naar een specialistische rol, zoals Cloud Engineer of Security Specialist?</text:p>
        </text:list-item>
      </text:list>
      <text:p text:style-name="Normal"><text:span text:style-name="T158">7. Praktische vragen / scenario’s</text:span></text:p>
      <text:list text:style-name="LFO11" text:continue-numbering="true">
        <text:list-item>
          <text:p text:style-name="P159">Als een applicatie niet goed werkt op meerdere platformen (Windows, Linux, mobile), hoe test en los je dat op?</text:p>
        </text:list-item>
        <text:list-item>
          <text:p text:style-name="P160">Hoe pak je een probleem aan dat zowel hardware als software raakt?</text:p>
        </text:list-item>
        <text:list-item>
          <text:p text:style-name="P161">Stel, een netwerk valt uit tijdens piekuren, wat zijn je eerste stappen?</text:p>
        </text:list-item>
        <text:list-item>
          <text:p text:style-name="P162">Welke stappen neem je om te zorgen dat een cloudomgeving veilig blijft draaien?</text:p>
        </text:list-item>
      </text:list>
      <text:p text:style-name="Normal"><text:span text:style-name="T163">8. Motivatie en fit met bedrijfscultuur</text:span></text:p>
      <text:list text:style-name="LFO12" text:continue-numbering="true">
        <text:list-item>
          <text:p text:style-name="P164">Waarom denk je dat jij de juiste persoon bent voor deze functie, terwijl er anderen met hetzelfde diploma zijn?</text:p>
        </text:list-item>
        <text:list-item>
          <text:p text:style-name="P165">Hoe belangrijk vind je samenwerking en kennisdeling in een team?</text:p>
        </text:list-item>
        <text:list-item>
          <text:p text:style-name="P166">Wat verwacht je van je werkomgeving om optimaal te kunnen presteren?</text:p>
        </text:list-item>
      </text:list>
      <text:p text:style-name="Normal"><draw:custom-shape svg:x="0in" svg:y="0in" svg:width="45.51042in" svg:height="0.00139in" draw:z-index="0" draw:id="id70" draw:style-name="a70" draw:name="Horizontal Line 617" text:anchor-type="as-char"><svg:title/><svg:desc/><draw:enhanced-geometry draw:type="non-primitive" svg:viewBox="0 0 21600 21600" draw:enhanced-path="M 0 0 L 21600 0 21600 21600 0 21600 Z N"/></draw:custom-shape></text:p>
      <text:p text:style-name="Normal"><text:span text:style-name="T167">💡</text:span><text:s/><text:span text:style-name="T168">Tip:</text:span><text:s/>Je kunt deze vragen combineren met jouw<text:s/><text:span text:style-name="T169">sterke punten, zwakke punten, en je ervaring uit stage/projecten</text:span>. Dat maakt je antwoorden concreet en overtuigend.</text:p>
      <text:p text:style-name="Normal"><draw:custom-shape svg:x="0in" svg:y="0in" svg:width="45.51042in" svg:height="0.00139in" draw:z-index="0" draw:id="id71" draw:style-name="a71" draw:name="Horizontal Line 618" text:anchor-type="as-char"><svg:title/><svg:desc/><draw:enhanced-geometry draw:type="non-primitive" svg:viewBox="0 0 21600 21600" draw:enhanced-path="M 0 0 L 21600 0 21600 21600 0 21600 Z N"/></draw:custom-shape></text:p>
      <text:p text:style-name="Normal">Als je wilt, kan ik<text:s/><text:span text:style-name="T170">een volledig oefendocument maken</text:span>:</text:p>
      <text:list text:style-name="LFO13" text:continue-numbering="true">
        <text:list-item>
          <text:p text:style-name="P171">Alle vragen van RAJAPACK inclusief deze specifieke scenario’s</text:p>
        </text:list-item>
        <text:list-item>
          <text:p text:style-name="P172">Antwoorden volledig gebaseerd op jouw cv en de vacature</text:p>
        </text:list-item>
        <text:list-item>
          <text:p text:style-name="P173">Inclusief tips voor<text:s/><text:span text:style-name="T174">pitch, lichaamstaal, kleine praatjes en moeilijke vragen</text:span></text:p>
        </text:list-item>
      </text:list>
      <text:p text:style-name="Normal">Wil je dat ik dat nu maak?</text:p>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B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Olivier Vleeschouwers</meta:initial-creator>
    <dc:creator>Olivier Vleeschouwers</dc:creator>
    <meta:creation-date>2025-12-03T16:57:00Z</meta:creation-date>
    <dc:date>2025-12-04T00:27:00Z</dc:date>
    <meta:template xlink:href="Normal" xlink:type="simple"/>
    <meta:editing-cycles>1</meta:editing-cycles>
    <meta:editing-duration>PT27000S</meta:editing-duration>
    <meta:document-statistic meta:page-count="19" meta:paragraph-count="62" meta:word-count="4702" meta:character-count="31445" meta:row-count="223" meta:non-whitespace-character-count="26805"/>
  </office:meta>
</office:document-meta>
</file>